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87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0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91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92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93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9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95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52">
      <style:graphic-properties draw:fill="none" draw:stroke="solid" svg:stroke-width="0.02083in" svg:stroke-color="#4472c4" draw:marker-end="a751" svg:stroke-opacity="100%" draw:stroke-linejoin="miter" svg:stroke-linecap="butt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draw:fill="none" draw:stroke="solid" svg:stroke-width="0.02083in" svg:stroke-color="#4472c4" draw:marker-end="a753" svg:stroke-opacity="100%" draw:stroke-linejoin="miter" svg:stroke-linecap="butt"/>
    </style:style>
    <style:style style:family="graphic" style:name="a756">
      <style:graphic-properties draw:fill="none" draw:stroke="solid" svg:stroke-width="0.02083in" svg:stroke-color="#4472c4" draw:marker-end="a755" svg:stroke-opacity="100%" draw:stroke-linejoin="miter" svg:stroke-linecap="butt"/>
    </style:style>
    <style:style style:family="graphic" style:name="a811">
      <style:graphic-properties draw:fill="none" draw:stroke="dash" draw:stroke-dash="a809" svg:stroke-width="0.01042in" svg:stroke-color="#4472c4" draw:marker-end="a810" svg:stroke-opacity="100%" draw:stroke-linejoin="round" svg:stroke-linecap="butt"/>
    </style:style>
    <style:style style:family="graphic" style:name="a758">
      <style:graphic-properties draw:fill="none" draw:stroke="solid" svg:stroke-width="0.02083in" svg:stroke-color="#4472c4" draw:marker-end="a757" svg:stroke-opacity="100%" draw:stroke-linejoin="miter" svg:stroke-linecap="butt"/>
    </style:style>
    <style:style style:family="graphic" style:name="a812">
      <style:graphic-properties draw:fill="none" draw:stroke="solid" svg:stroke-width="0.02083in" svg:stroke-color="#4472c4" svg:stroke-opacity="100%" draw:stroke-linejoin="miter" svg:stroke-linecap="butt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draw:fill="none" draw:stroke="solid" svg:stroke-width="0.02083in" svg:stroke-color="#4472c4" svg:stroke-opacity="100%" draw:stroke-linejoin="miter" svg:stroke-linecap="butt"/>
    </style:style>
    <style:style style:family="graphic" style:name="a815">
      <style:graphic-properties draw:fill="none" draw:stroke="solid" svg:stroke-width="0.02083in" svg:stroke-color="#4472c4" draw:marker-start="a814" svg:stroke-opacity="100%" draw:stroke-linejoin="miter" svg:stroke-linecap="butt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4">
      <style:graphic-properties draw:fill="none" draw:stroke="solid" svg:stroke-width="0.02083in" svg:stroke-color="#4472c4" draw:marker-end="a763" svg:stroke-opacity="100%" draw:stroke-linejoin="miter" svg:stroke-linecap="butt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28">
      <style:graphic-properties draw:fill="none" draw:stroke="solid" svg:stroke-width="0.04167in" svg:stroke-color="#4472c4" draw:marker-end="a827" svg:stroke-opacity="100%" draw:stroke-linejoin="miter" svg:stroke-linecap="butt"/>
    </style:style>
    <style:style style:family="drawing-page" style:name="a6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1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71">
      <style:graphic-properties draw:fill="none" draw:stroke="solid" svg:stroke-width="0.02083in" svg:stroke-color="#4472c4" draw:marker-end="a770" svg:stroke-opacity="100%" draw:stroke-linejoin="miter" svg:stroke-linecap="butt"/>
    </style:style>
    <style:style style:family="graphic" style:name="a773">
      <style:graphic-properties draw:fill="none" draw:stroke="solid" svg:stroke-width="0.02083in" svg:stroke-color="#4472c4" draw:marker-start="a772" svg:stroke-opacity="100%" draw:stroke-linejoin="miter" svg:stroke-linecap="butt"/>
    </style:style>
    <style:style style:family="graphic" style:name="a775">
      <style:graphic-properties draw:fill="none" draw:stroke="solid" svg:stroke-width="0.02083in" svg:stroke-color="#4472c4" draw:marker-end="a774" svg:stroke-opacity="100%" draw:stroke-linejoin="miter" svg:stroke-linecap="butt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draw:fill="none" draw:stroke="solid" svg:stroke-width="0.02083in" svg:stroke-color="#4472c4" draw:marker-end="a776" svg:stroke-opacity="100%" draw:stroke-linejoin="miter" svg:stroke-linecap="butt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31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627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628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7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43">
      <style:graphic-properties draw:fill="none" draw:stroke="solid" svg:stroke-width="0.02083in" svg:stroke-color="#4472c4" draw:marker-end="a842" svg:stroke-opacity="100%" draw:stroke-linejoin="miter" svg:stroke-linecap="butt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draw:fill="none" draw:stroke="solid" svg:stroke-width="0in" svg:stroke-color="#3465a4" draw:marker-end="a575" svg:stroke-opacity="100%" draw:stroke-linejoin="miter" svg:stroke-linecap="butt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8">
      <style:graphic-properties draw:fill="none" draw:stroke="solid" svg:stroke-width="0in" svg:stroke-color="#3465a4" draw:marker-end="a577" svg:stroke-opacity="100%" draw:stroke-linejoin="miter" svg:stroke-linecap="butt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draw:fill="none" draw:stroke="solid" svg:stroke-width="0.02083in" svg:stroke-color="#4472c4" draw:marker-end="a849" svg:stroke-opacity="100%" draw:stroke-linejoin="miter" svg:stroke-linecap="butt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draw:fill="none" draw:stroke="solid" svg:stroke-width="0in" svg:stroke-color="#3465a4" draw:marker-end="a579" svg:stroke-opacity="100%" draw:stroke-linejoin="miter" svg:stroke-linecap="butt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draw:fill="none" draw:stroke="solid" svg:stroke-width="0in" svg:stroke-color="#3465a4" draw:marker-end="a581" svg:stroke-opacity="100%" draw:stroke-linejoin="miter" svg:stroke-linecap="butt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draw:fill="none" draw:stroke="solid" svg:stroke-width="0in" svg:stroke-color="#3465a4" draw:marker-end="a583" svg:stroke-opacity="100%" draw:stroke-linejoin="miter" svg:stroke-linecap="butt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draw:fill="none" draw:stroke="solid" svg:stroke-width="0in" svg:stroke-color="#3465a4" draw:marker-end="a585" svg:stroke-opacity="100%" draw:stroke-linejoin="miter" svg:stroke-linecap="butt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draw:fill="none" draw:stroke="dash" draw:stroke-dash="a587" svg:stroke-width="0in" svg:stroke-color="#3465a4" draw:marker-end="a588" svg:stroke-opacity="100%" draw:stroke-linejoin="miter" svg:stroke-linecap="butt"/>
    </style:style>
    <style:style style:family="graphic" style:name="a6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draw:fill="none" draw:stroke="dash" draw:stroke-dash="a590" svg:stroke-width="0in" svg:stroke-color="#3465a4" draw:marker-end="a591" svg:stroke-opacity="100%" draw:stroke-linejoin="miter" svg:stroke-linecap="butt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draw:fill="none" draw:stroke="solid" svg:stroke-width="0in" svg:stroke-color="#3465a4" draw:marker-end="a593" svg:stroke-opacity="100%" draw:stroke-linejoin="miter" svg:stroke-linecap="butt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draw:fill="none" draw:stroke="dash" draw:stroke-dash="a595" svg:stroke-width="0in" svg:stroke-color="#3465a4" draw:marker-end="a596" svg:stroke-opacity="100%" draw:stroke-linejoin="miter" svg:stroke-linecap="butt"/>
    </style:style>
    <style:style style:family="graphic" style:name="a8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6">
      <style:graphic-properties draw:fill="none" draw:stroke="solid" svg:stroke-width="0.02083in" svg:stroke-color="#000000" svg:stroke-opacity="100%" draw:stroke-linejoin="miter" svg:stroke-linecap="butt"/>
    </style:style>
    <style:style style:family="drawing-page" style:name="a7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7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8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9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top" draw:textarea-horizontal-align="left" draw:fill="gradient" draw:fill-gradient-name="a716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6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7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69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left" draw:fill="gradient" draw:fill-gradient-name="a722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71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72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73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74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53" draw:master-page-name="Master1-Layout7-blank-Blank" presentation:presentation-page-layout-name="Master1-PPL7" draw:id="Slide-256">
        <draw:custom-shape svg:x="0.75in" svg:y="4.5in" svg:width="9.75in" svg:height="0.75in" draw:id="id73" draw:style-name="a556" draw:name="Freeform 1">
          <svg:title/>
          <svg:desc/>
          <text:p text:style-name="a555" text:class-names="" text:cond-style-name=""><text:span text:style-name="a554" text:class-names="">API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75in" svg:y="3.25in" svg:width="1.75in" svg:height="0.75in" draw:id="id74" draw:style-name="a559" draw:name="Freeform 2">
          <svg:title/>
          <svg:desc/>
          <text:p text:style-name="a558" text:class-names="" text:cond-style-name=""><text:span text:style-name="a557" text:class-names="">Persis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75in" svg:y="3.25in" svg:width="1.75in" svg:height="0.75in" draw:id="id75" draw:style-name="a562" draw:name="Freeform 3">
          <svg:title/>
          <svg:desc/>
          <text:p text:style-name="a561" text:class-names="" text:cond-style-name=""><text:span text:style-name="a560" text:class-names="">Processing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75in" svg:y="3.25in" svg:width="1.75in" svg:height="0.75in" draw:id="id76" draw:style-name="a565" draw:name="Freeform 4">
          <svg:title/>
          <svg:desc/>
          <text:p text:style-name="a564" text:class-names="" text:cond-style-name=""><text:span text:style-name="a563" text:class-names="">Remoting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75in" svg:y="2in" svg:width="1.75in" svg:height="0.75in" draw:id="id77" draw:style-name="a568" draw:name="Freeform 5">
          <svg:title/>
          <svg:desc/>
          <text:p text:style-name="a567" text:class-names="" text:cond-style-name=""><text:span text:style-name="a566" text:class-names="">Cor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75in" svg:y="3.25in" svg:width="1.75in" svg:height="0.75in" draw:id="id78" draw:style-name="a571" draw:name="Freeform 6">
          <svg:title/>
          <svg:desc/>
          <text:p text:style-name="a570" text:class-names="" text:cond-style-name=""><text:span text:style-name="a569" text:class-names="">Remoting Connec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75in" svg:y="3.25in" svg:width="1.75in" svg:height="0.75in" draw:id="id79" draw:style-name="a574" draw:name="Freeform 7">
          <svg:title/>
          <svg:desc/>
          <text:p text:style-name="a573" text:class-names="" text:cond-style-name=""><text:span text:style-name="a572" text:class-names="">Schedule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standard" svg:x1="1.875in" svg:y1="2.5in" draw:start-shape="id77" draw:start-glue-point="2" svg:x2="2.375in" svg:y2="3.5in" draw:end-shape="id75" draw:end-glue-point="0" draw:id="id80" draw:style-name="a576" draw:transform="translate(-2.125in -3in) rotate(-1.5708) translate(2.125in 3in)" draw:name="Elbow Connector 8">
          <svg:title/>
          <svg:desc/>
        </draw:connector>
        <draw:connector draw:type="standard" svg:x1="5in" svg:y1="2.125in" draw:start-shape="id77" draw:start-glue-point="2" svg:x2="3.25in" svg:y2="5.125in" draw:end-shape="id73" draw:end-glue-point="0" draw:id="id81" draw:style-name="a578" draw:transform="translate(-4.125in -3.625in) rotate(-4.71239) translate(4.125in 3.625in)" draw:name="Elbow Connector 9">
          <svg:title/>
          <svg:desc/>
        </draw:connector>
        <draw:connector draw:type="standard" svg:x1="4.875in" svg:y1="3.25in" draw:start-shape="id74" draw:start-glue-point="2" svg:x2="4.375in" svg:y2="5.25in" draw:end-shape="id73" draw:end-glue-point="0" draw:id="id82" draw:style-name="a580" draw:transform="translate(-4.625in -4.25in) rotate(-4.71239) translate(4.625in 4.25in)" draw:name="Elbow Connector 10">
          <svg:title/>
          <svg:desc/>
        </draw:connector>
        <draw:connector draw:type="standard" svg:x1="5.375in" svg:y1="4.25in" draw:start-shape="id76" draw:start-glue-point="2" svg:x2="5.875in" svg:y2="4.26389in" draw:end-shape="id73" draw:end-glue-point="0" draw:id="id83" draw:style-name="a582" draw:transform="translate(-5.625in -4.25694in) rotate(-1.5708) translate(5.625in 4.25694in)" draw:name="Elbow Connector 11">
          <svg:title/>
          <svg:desc/>
        </draw:connector>
        <draw:connector draw:type="standard" svg:x1="6.375in" svg:y1="3.25in" draw:start-shape="id78" draw:start-glue-point="2" svg:x2="6.875in" svg:y2="5.25in" draw:end-shape="id73" draw:end-glue-point="0" draw:id="id84" draw:style-name="a584" draw:transform="translate(-6.625in -4.25in) rotate(-1.5708) translate(6.625in 4.25in)" draw:name="Elbow Connector 12">
          <svg:title/>
          <svg:desc/>
        </draw:connector>
        <draw:connector draw:type="standard" svg:x1="7.375in" svg:y1="2.25in" draw:start-shape="id79" draw:start-glue-point="2" svg:x2="7.875in" svg:y2="6.25in" draw:end-shape="id73" draw:end-glue-point="0" draw:id="id85" draw:style-name="a586" draw:transform="translate(-7.625in -4.25in) rotate(-1.5708) translate(7.625in 4.25in)" draw:name="Elbow Connector 13">
          <svg:title/>
          <svg:desc/>
        </draw:connector>
        <draw:connector draw:type="standard" svg:x1="3.5in" svg:y1="2.375in" draw:start-shape="id77" draw:start-glue-point="1" svg:x2="3.625in" svg:y2="3.25in" draw:end-shape="id74" draw:end-glue-point="0" draw:id="id86" draw:style-name="a589" draw:name="Elbow Connector 14">
          <svg:title/>
          <svg:desc/>
        </draw:connector>
        <draw:connector draw:type="standard" svg:x1="3.5in" svg:y1="2.375in" draw:start-shape="id77" draw:start-glue-point="1" svg:x2="9.625in" svg:y2="3.25in" draw:end-shape="id79" draw:end-glue-point="0" draw:id="id87" draw:style-name="a592" draw:name="Elbow Connector 15">
          <svg:title/>
          <svg:desc/>
        </draw:connector>
        <draw:connector draw:type="line" svg:x1="9.25in" svg:y1="1.25in" svg:x2="10.44724in" svg:y2="1.25in" draw:id="id88" draw:style-name="a594" draw:name="Straight Arrow Connector 16">
          <svg:title/>
          <svg:desc/>
        </draw:connector>
        <draw:connector draw:type="line" svg:x1="9.25in" svg:y1="1.75in" svg:x2="10.44724in" svg:y2="1.75in" draw:id="id89" draw:style-name="a597" draw:name="Straight Arrow Connector 17">
          <svg:title/>
          <svg:desc/>
        </draw:connector>
        <draw:frame draw:id="id90" draw:style-name="a600" draw:name="TextBox 18" svg:x="6.01575in" svg:y="1.04646in" svg:width="3.20748in" svg:height="0.37874in">
          <draw:text-box>
            <text:p text:style-name="a599" text:class-names="" text:cond-style-name=""><text:span text:style-name="a598" text:class-names="">Compile-Time Dependency</text:span></text:p>
          </draw:text-box>
          <svg:title/>
          <svg:desc/>
        </draw:frame>
        <draw:frame draw:id="id91" draw:style-name="a603" draw:name="TextBox 19" svg:x="5.54961in" svg:y="1.51299in" svg:width="3.70276in" svg:height="0.37874in">
          <draw:text-box>
            <text:p text:style-name="a602" text:class-names="" text:cond-style-name=""><text:span text:style-name="a601" text:class-names="">Runtime Dependency (optional)</text:span></text:p>
          </draw:text-box>
          <svg:title/>
          <svg:desc/>
        </draw:frame>
        <presentation:notes draw:style-name="a609">
          <draw:frame draw:id="id92" draw:style-name="a606" draw:name="Slide Number Placeholder 6" svg:x="4.81102in" svg:y="10.45in" svg:width="3.68858in" svg:height="0.54961in">
            <draw:text-box>
              <text:p text:style-name="a605" text:class-names="" text:cond-style-name=""><text:span text:style-name="a604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93" presentation:style-name="a607" draw:name="Slide Image Placeholder 1">
            <svg:title/>
            <svg:desc/>
          </draw:page-thumbnail>
          <draw:frame draw:id="id94" presentation:style-name="a60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" draw:style-name="a610" draw:master-page-name="Master1-Layout7-blank-Blank" presentation:presentation-page-layout-name="Master1-PPL7" draw:id="Slide-257">
        <draw:g draw:name="Gruppo 53" draw:id="id95">
          <svg:title/>
          <svg:desc/>
          <draw:custom-shape svg:x="0.28548in" svg:y="0.64741in" svg:width="2.79138in" svg:height="1.33465in" draw:id="id96" draw:style-name="a613" draw:name="Freeform 20">
            <svg:title/>
            <svg:desc/>
            <text:p text:style-name="a612" text:class-names="" text:cond-style-name=""><text:span text:style-name="a611" text:class-names="">Primary Power Source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0.28548in" svg:y="2.67304in" svg:width="2.79138in" svg:height="1.33465in" draw:id="id97" draw:style-name="a616" draw:name="Freeform 21">
            <svg:title/>
            <svg:desc/>
            <text:p text:style-name="a615" text:class-names="" text:cond-style-name=""><text:span text:style-name="a614" text:class-names="">Emergency Power Source 1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0.29113in" svg:y="4.69868in" svg:width="2.79138in" svg:height="1.33465in" draw:id="id98" draw:style-name="a619" draw:name="Freeform 22">
            <svg:title/>
            <svg:desc/>
            <text:p text:style-name="a618" text:class-names="" text:cond-style-name=""><text:span text:style-name="a617" text:class-names="">Emergency Power Source 2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g draw:name="Group 47" draw:id="id99">
            <svg:title/>
            <svg:desc/>
            <draw:custom-shape svg:x="4.7398in" svg:y="3.90357in" svg:width="0.76926in" svg:height="0.8456in" draw:id="id104" draw:style-name="a698" draw:name="Oval 23">
              <svg:title/>
              <svg:desc/>
              <text:p text:style-name="a697" text:class-names="" text:cond-style-name=""><text:span text:style-name="a696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4.7398in" svg:y="4.32322in" svg:width="0.38464in" svg:height="0.42595in" draw:id="id146" draw:style-name="a701" draw:name="Freeform 30">
              <svg:title/>
              <svg:desc/>
              <text:p text:style-name="a700" text:class-names="" text:cond-style-name=""><text:span text:style-name="a699" text:class-names=""/></text:p>
              <draw:enhanced-geometry xmlns:dr3d="urn:oasis:names:tc:opendocument:xmlns:dr3d:1.0" draw:type="non-primitive" svg:viewBox="0 0 233464 246434" draw:enhanced-path="M ?f0 ?f0 L ?f3 ?f4 ?f3 ?f4 ?f1 ?f2 N" draw:text-areas="?f21 ?f23 ?f22 ?f24" draw:glue-points="?f25 ?f26 ?f27 ?f28 ?f27 ?f28 ?f29 ?f30" draw:glue-point-leaving-directions="-90, -90, -90, -90">
                <draw:equation draw:name="f0" draw:formula="0"/>
                <draw:equation draw:name="f1" draw:formula="233464"/>
                <draw:equation draw:name="f2" draw:formula="246434"/>
                <draw:equation draw:name="f3" draw:formula="162127"/>
                <draw:equation draw:name="f4" draw:formula="90792"/>
                <draw:equation draw:name="f5" draw:formula="?f2 - ?f0"/>
                <draw:equation draw:name="f6" draw:formula="?f1 - ?f0"/>
                <draw:equation draw:name="f7" draw:formula="?f6 / 233464"/>
                <draw:equation draw:name="f8" draw:formula="?f5 / 246434"/>
                <draw:equation draw:name="f9" draw:formula="0 * ?f6"/>
                <draw:equation draw:name="f10" draw:formula="0 * ?f5"/>
                <draw:equation draw:name="f11" draw:formula="162127 * ?f6"/>
                <draw:equation draw:name="f12" draw:formula="90792 * ?f5"/>
                <draw:equation draw:name="f13" draw:formula="233464 * ?f6"/>
                <draw:equation draw:name="f14" draw:formula="246434 * ?f5"/>
                <draw:equation draw:name="f15" draw:formula="?f9 / 233464"/>
                <draw:equation draw:name="f16" draw:formula="?f10 / 246434"/>
                <draw:equation draw:name="f17" draw:formula="?f11 / 233464"/>
                <draw:equation draw:name="f18" draw:formula="?f12 / 246434"/>
                <draw:equation draw:name="f19" draw:formula="?f13 / 233464"/>
                <draw:equation draw:name="f20" draw:formula="?f14 / 246434"/>
                <draw:equation draw:name="f21" draw:formula="?f0 / ?f7"/>
                <draw:equation draw:name="f22" draw:formula="?f1 / ?f7"/>
                <draw:equation draw:name="f23" draw:formula="?f0 / ?f8"/>
                <draw:equation draw:name="f24" draw:formula="?f2 / ?f8"/>
                <draw:equation draw:name="f25" draw:formula="?f15 / ?f7"/>
                <draw:equation draw:name="f26" draw:formula="?f16 / ?f8"/>
                <draw:equation draw:name="f27" draw:formula="?f17 / ?f7"/>
                <draw:equation draw:name="f28" draw:formula="?f18 / ?f8"/>
                <draw:equation draw:name="f29" draw:formula="?f19 / ?f7"/>
                <draw:equation draw:name="f30" draw:formula="?f20 / ?f8"/>
              </draw:enhanced-geometry>
            </draw:custom-shape>
            <draw:custom-shape svg:width="0.37615in" svg:height="0.41963in" draw:id="id147" draw:style-name="a704" draw:transform="translate(-0.18807in -0.20981in) rotate(-3.14159) translate(5.31249in 4.1134in)" draw:name="Freeform 31">
              <svg:title/>
              <svg:desc/>
              <text:p text:style-name="a703" text:class-names="" text:cond-style-name=""><text:span text:style-name="a702" text:class-names=""/></text:p>
              <draw:enhanced-geometry xmlns:dr3d="urn:oasis:names:tc:opendocument:xmlns:dr3d:1.0" draw:type="non-primitive" svg:viewBox="0 0 233464 246434" draw:enhanced-path="M ?f0 ?f0 L ?f3 ?f4 ?f3 ?f4 ?f1 ?f2 N" draw:text-areas="?f21 ?f23 ?f22 ?f24" draw:glue-points="?f25 ?f26 ?f27 ?f28 ?f27 ?f28 ?f29 ?f30" draw:glue-point-leaving-directions="-90, -90, -90, -90">
                <draw:equation draw:name="f0" draw:formula="0"/>
                <draw:equation draw:name="f1" draw:formula="233464"/>
                <draw:equation draw:name="f2" draw:formula="246434"/>
                <draw:equation draw:name="f3" draw:formula="162127"/>
                <draw:equation draw:name="f4" draw:formula="90792"/>
                <draw:equation draw:name="f5" draw:formula="?f2 - ?f0"/>
                <draw:equation draw:name="f6" draw:formula="?f1 - ?f0"/>
                <draw:equation draw:name="f7" draw:formula="?f6 / 233464"/>
                <draw:equation draw:name="f8" draw:formula="?f5 / 246434"/>
                <draw:equation draw:name="f9" draw:formula="0 * ?f6"/>
                <draw:equation draw:name="f10" draw:formula="0 * ?f5"/>
                <draw:equation draw:name="f11" draw:formula="162127 * ?f6"/>
                <draw:equation draw:name="f12" draw:formula="90792 * ?f5"/>
                <draw:equation draw:name="f13" draw:formula="233464 * ?f6"/>
                <draw:equation draw:name="f14" draw:formula="246434 * ?f5"/>
                <draw:equation draw:name="f15" draw:formula="?f9 / 233464"/>
                <draw:equation draw:name="f16" draw:formula="?f10 / 246434"/>
                <draw:equation draw:name="f17" draw:formula="?f11 / 233464"/>
                <draw:equation draw:name="f18" draw:formula="?f12 / 246434"/>
                <draw:equation draw:name="f19" draw:formula="?f13 / 233464"/>
                <draw:equation draw:name="f20" draw:formula="?f14 / 246434"/>
                <draw:equation draw:name="f21" draw:formula="?f0 / ?f7"/>
                <draw:equation draw:name="f22" draw:formula="?f1 / ?f7"/>
                <draw:equation draw:name="f23" draw:formula="?f0 / ?f8"/>
                <draw:equation draw:name="f24" draw:formula="?f2 / ?f8"/>
                <draw:equation draw:name="f25" draw:formula="?f15 / ?f7"/>
                <draw:equation draw:name="f26" draw:formula="?f16 / ?f8"/>
                <draw:equation draw:name="f27" draw:formula="?f17 / ?f7"/>
                <draw:equation draw:name="f28" draw:formula="?f18 / ?f8"/>
                <draw:equation draw:name="f29" draw:formula="?f19 / ?f7"/>
                <draw:equation draw:name="f30" draw:formula="?f20 / ?f8"/>
              </draw:enhanced-geometry>
            </draw:custom-shape>
          </draw:g>
          <draw:g draw:name="Group 50" draw:id="id100">
            <svg:title/>
            <svg:desc/>
            <draw:custom-shape svg:x="3.22675in" svg:y="4.16544in" svg:width="1.02944in" svg:height="0.31553in" draw:id="id103" draw:style-name="a686" draw:name="Rectangle 32">
              <svg:title/>
              <svg:desc/>
              <text:p text:style-name="a685" text:class-names="" text:cond-style-name=""><text:span text:style-name="a68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3.31725in" svg:y1="4.04239in" svg:x2="3.31725in" svg:y2="4.58194in" draw:id="id137" draw:style-name="a687" draw:name="Straight Connector 34">
              <svg:title/>
              <svg:desc/>
            </draw:connector>
            <draw:connector draw:type="line" svg:x1="3.42471in" svg:y1="4.04871in" svg:x2="3.42471in" svg:y2="4.58824in" draw:id="id138" draw:style-name="a688" draw:name="Straight Connector 35">
              <svg:title/>
              <svg:desc/>
            </draw:connector>
            <draw:connector draw:type="line" svg:x1="3.52653in" svg:y1="4.04239in" svg:x2="3.52653in" svg:y2="4.58194in" draw:id="id139" draw:style-name="a689" draw:name="Straight Connector 36">
              <svg:title/>
              <svg:desc/>
            </draw:connector>
            <draw:connector draw:type="line" svg:x1="3.62834in" svg:y1="4.04239in" svg:x2="3.62834in" svg:y2="4.58194in" draw:id="id140" draw:style-name="a690" draw:name="Straight Connector 37">
              <svg:title/>
              <svg:desc/>
            </draw:connector>
            <draw:connector draw:type="line" svg:x1="3.73582in" svg:y1="4.04871in" svg:x2="3.73582in" svg:y2="4.58824in" draw:id="id141" draw:style-name="a691" draw:name="Straight Connector 38">
              <svg:title/>
              <svg:desc/>
            </draw:connector>
            <draw:connector draw:type="line" svg:x1="3.83763in" svg:y1="4.04239in" svg:x2="3.83763in" svg:y2="4.58194in" draw:id="id142" draw:style-name="a692" draw:name="Straight Connector 39">
              <svg:title/>
              <svg:desc/>
            </draw:connector>
            <draw:connector draw:type="line" svg:x1="3.94509in" svg:y1="4.04871in" svg:x2="3.94509in" svg:y2="4.58824in" draw:id="id143" draw:style-name="a693" draw:name="Straight Connector 40">
              <svg:title/>
              <svg:desc/>
            </draw:connector>
            <draw:connector draw:type="line" svg:x1="4.05257in" svg:y1="4.05502in" svg:x2="4.05257in" svg:y2="4.59456in" draw:id="id144" draw:style-name="a694" draw:name="Straight Connector 41">
              <svg:title/>
              <svg:desc/>
            </draw:connector>
            <draw:connector draw:type="line" svg:x1="4.15438in" svg:y1="4.04871in" svg:x2="4.15438in" svg:y2="4.58824in" draw:id="id145" draw:style-name="a695" draw:name="Straight Connector 42">
              <svg:title/>
              <svg:desc/>
            </draw:connector>
          </draw:g>
          <draw:custom-shape svg:x="3.07686in" svg:y="3.17157in" svg:width="0.29978in" svg:height="0.45435in" draw:id="id101" draw:style-name="a622" draw:name="Rectangle 45">
            <svg:title/>
            <svg:desc/>
            <text:p text:style-name="a621" text:class-names="" text:cond-style-name=""><text:span text:style-name="a6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07686in" svg:y="5.16565in" svg:width="0.29978in" svg:height="0.45435in" draw:id="id102" draw:style-name="a625" draw:name="Rectangle 46">
            <svg:title/>
            <svg:desc/>
            <text:p text:style-name="a624" text:class-names="" text:cond-style-name=""><text:span text:style-name="a6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4.25619in" svg:y1="4.3232in" draw:start-shape="id103" draw:start-glue-point="1" svg:x2="4.7398in" svg:y2="4.32637in" draw:end-shape="id104" draw:end-glue-point="3" draw:id="id105" draw:style-name="a626" draw:name="Straight Connector 49">
            <svg:title/>
            <svg:desc/>
          </draw:connector>
          <draw:connector draw:type="standard" svg:x1="3.37664in" svg:y1="5.39282in" draw:start-shape="id102" draw:start-glue-point="1" svg:x2="5.12443in" svg:y2="4.74917in" draw:end-shape="id104" draw:end-glue-point="2" draw:id="id106" draw:style-name="a627" draw:name="Elbow Connector 54">
            <svg:title/>
            <svg:desc/>
          </draw:connector>
          <draw:connector draw:type="standard" svg:x1="3.37664in" svg:y1="3.39874in" draw:start-shape="id101" draw:start-glue-point="1" svg:x2="5.12443in" svg:y2="3.90357in" draw:end-shape="id104" draw:end-glue-point="0" draw:id="id107" draw:style-name="a628" draw:name="Elbow Connector 55">
            <svg:title/>
            <svg:desc/>
          </draw:connector>
          <draw:custom-shape svg:x="3.07686in" svg:y="1.08754in" svg:width="0.29978in" svg:height="0.45435in" draw:id="id108" draw:style-name="a631" draw:name="Rectangle 58">
            <svg:title/>
            <svg:desc/>
            <text:p text:style-name="a630" text:class-names="" text:cond-style-name=""><text:span text:style-name="a6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09" draw:style-name="a634" draw:name="TextBox 73" svg:x="0.17518in" svg:y="0.10833in" svg:width="1.39916in" svg:height="0.40391in">
            <draw:text-box>
              <text:p text:style-name="a633" text:class-names="" text:cond-style-name=""><text:span text:style-name="a632" text:class-names="">PPS1.Status</text:span></text:p>
            </draw:text-box>
            <svg:title/>
            <svg:desc/>
          </draw:frame>
          <draw:frame draw:id="id110" draw:style-name="a637" draw:name="TextBox 74" svg:x="0.17518in" svg:y="2.13396in" svg:width="1.39214in" svg:height="0.40391in">
            <draw:text-box>
              <text:p text:style-name="a636" text:class-names="" text:cond-style-name=""><text:span text:style-name="a635" text:class-names="">EPS1.Status</text:span></text:p>
            </draw:text-box>
            <svg:title/>
            <svg:desc/>
          </draw:frame>
          <draw:frame draw:id="id111" draw:style-name="a640" draw:name="TextBox 75" svg:x="0.125in" svg:y="4.15961in" svg:width="1.39214in" svg:height="0.40391in">
            <draw:text-box>
              <text:p text:style-name="a639" text:class-names="" text:cond-style-name=""><text:span text:style-name="a638" text:class-names="">EPS2.Status</text:span></text:p>
            </draw:text-box>
            <svg:title/>
            <svg:desc/>
          </draw:frame>
          <draw:frame draw:id="id112" draw:style-name="a643" draw:name="TextBox 76" svg:x="3.03767in" svg:y="0.58365in" svg:width="1.49999in" svg:height="0.40391in">
            <draw:text-box>
              <text:p text:style-name="a642" text:class-names="" text:cond-style-name=""><text:span text:style-name="a641" text:class-names="">PPS1.Output</text:span></text:p>
            </draw:text-box>
            <svg:title/>
            <svg:desc/>
          </draw:frame>
          <draw:frame draw:id="id113" draw:style-name="a646" draw:name="TextBox 77" svg:x="3.03076in" svg:y="2.63248in" svg:width="1.49298in" svg:height="0.40391in">
            <draw:text-box>
              <text:p text:style-name="a645" text:class-names="" text:cond-style-name=""><text:span text:style-name="a644" text:class-names="">EPS1.Output</text:span></text:p>
            </draw:text-box>
            <svg:title/>
            <svg:desc/>
          </draw:frame>
          <draw:frame draw:id="id114" draw:style-name="a649" draw:name="TextBox 78" svg:x="3.00428in" svg:y="4.6419in" svg:width="1.49298in" svg:height="0.40391in">
            <draw:text-box>
              <text:p text:style-name="a648" text:class-names="" text:cond-style-name=""><text:span text:style-name="a647" text:class-names="">EPS2.Output</text:span></text:p>
            </draw:text-box>
            <svg:title/>
            <svg:desc/>
          </draw:frame>
          <draw:frame draw:id="id115" draw:style-name="a652" draw:name="TextBox 79" svg:x="5.18287in" svg:y="4.59728in" svg:width="1.88868in" svg:height="0.40391in">
            <draw:text-box>
              <text:p text:style-name="a651" text:class-names="" text:cond-style-name=""><text:span text:style-name="a650" text:class-names="">Switch1.Position</text:span></text:p>
            </draw:text-box>
            <svg:title/>
            <svg:desc/>
          </draw:frame>
          <draw:g draw:name="Group 85" draw:id="id116">
            <svg:title/>
            <svg:desc/>
            <draw:custom-shape svg:x="6.43408in" svg:y="1.98071in" svg:width="0.76926in" svg:height="0.8456in" draw:id="id122" draw:style-name="a677" draw:name="Oval 86">
              <svg:title/>
              <svg:desc/>
              <text:p text:style-name="a676" text:class-names="" text:cond-style-name=""><text:span text:style-name="a675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6.43408in" svg:y="2.40034in" svg:width="0.38464in" svg:height="0.42595in" draw:id="id136" draw:style-name="a680" draw:name="Freeform 87">
              <svg:title/>
              <svg:desc/>
              <text:p text:style-name="a679" text:class-names="" text:cond-style-name=""><text:span text:style-name="a678" text:class-names=""/></text:p>
              <draw:enhanced-geometry xmlns:dr3d="urn:oasis:names:tc:opendocument:xmlns:dr3d:1.0" draw:type="non-primitive" svg:viewBox="0 0 233464 246434" draw:enhanced-path="M ?f0 ?f0 L ?f3 ?f4 ?f3 ?f4 ?f1 ?f2 N" draw:text-areas="?f21 ?f23 ?f22 ?f24" draw:glue-points="?f25 ?f26 ?f27 ?f28 ?f27 ?f28 ?f29 ?f30" draw:glue-point-leaving-directions="-90, -90, -90, -90">
                <draw:equation draw:name="f0" draw:formula="0"/>
                <draw:equation draw:name="f1" draw:formula="233464"/>
                <draw:equation draw:name="f2" draw:formula="246434"/>
                <draw:equation draw:name="f3" draw:formula="162127"/>
                <draw:equation draw:name="f4" draw:formula="90792"/>
                <draw:equation draw:name="f5" draw:formula="?f2 - ?f0"/>
                <draw:equation draw:name="f6" draw:formula="?f1 - ?f0"/>
                <draw:equation draw:name="f7" draw:formula="?f6 / 233464"/>
                <draw:equation draw:name="f8" draw:formula="?f5 / 246434"/>
                <draw:equation draw:name="f9" draw:formula="0 * ?f6"/>
                <draw:equation draw:name="f10" draw:formula="0 * ?f5"/>
                <draw:equation draw:name="f11" draw:formula="162127 * ?f6"/>
                <draw:equation draw:name="f12" draw:formula="90792 * ?f5"/>
                <draw:equation draw:name="f13" draw:formula="233464 * ?f6"/>
                <draw:equation draw:name="f14" draw:formula="246434 * ?f5"/>
                <draw:equation draw:name="f15" draw:formula="?f9 / 233464"/>
                <draw:equation draw:name="f16" draw:formula="?f10 / 246434"/>
                <draw:equation draw:name="f17" draw:formula="?f11 / 233464"/>
                <draw:equation draw:name="f18" draw:formula="?f12 / 246434"/>
                <draw:equation draw:name="f19" draw:formula="?f13 / 233464"/>
                <draw:equation draw:name="f20" draw:formula="?f14 / 246434"/>
                <draw:equation draw:name="f21" draw:formula="?f0 / ?f7"/>
                <draw:equation draw:name="f22" draw:formula="?f1 / ?f7"/>
                <draw:equation draw:name="f23" draw:formula="?f0 / ?f8"/>
                <draw:equation draw:name="f24" draw:formula="?f2 / ?f8"/>
                <draw:equation draw:name="f25" draw:formula="?f15 / ?f7"/>
                <draw:equation draw:name="f26" draw:formula="?f16 / ?f8"/>
                <draw:equation draw:name="f27" draw:formula="?f17 / ?f7"/>
                <draw:equation draw:name="f28" draw:formula="?f18 / ?f8"/>
                <draw:equation draw:name="f29" draw:formula="?f19 / ?f7"/>
                <draw:equation draw:name="f30" draw:formula="?f20 / ?f8"/>
              </draw:enhanced-geometry>
            </draw:custom-shape>
            <draw:custom-shape svg:width="0.38464in" svg:height="0.45435in" draw:id="id119" draw:style-name="a683" draw:transform="translate(-0.19232in -0.22717in) rotate(-3.14159) translate(7.01101in 2.20787in)" draw:name="Freeform 88">
              <svg:title/>
              <svg:desc/>
              <text:p text:style-name="a682" text:class-names="" text:cond-style-name=""><text:span text:style-name="a681" text:class-names=""/></text:p>
              <draw:enhanced-geometry xmlns:dr3d="urn:oasis:names:tc:opendocument:xmlns:dr3d:1.0" draw:type="non-primitive" svg:viewBox="0 0 233464 246434" draw:enhanced-path="M ?f0 ?f0 L ?f3 ?f4 ?f3 ?f4 ?f1 ?f2 N" draw:text-areas="?f21 ?f23 ?f22 ?f24" draw:glue-points="?f25 ?f26 ?f27 ?f28 ?f27 ?f28 ?f29 ?f30" draw:glue-point-leaving-directions="-90, -90, -90, -90">
                <draw:equation draw:name="f0" draw:formula="0"/>
                <draw:equation draw:name="f1" draw:formula="233464"/>
                <draw:equation draw:name="f2" draw:formula="246434"/>
                <draw:equation draw:name="f3" draw:formula="162127"/>
                <draw:equation draw:name="f4" draw:formula="90792"/>
                <draw:equation draw:name="f5" draw:formula="?f2 - ?f0"/>
                <draw:equation draw:name="f6" draw:formula="?f1 - ?f0"/>
                <draw:equation draw:name="f7" draw:formula="?f6 / 233464"/>
                <draw:equation draw:name="f8" draw:formula="?f5 / 246434"/>
                <draw:equation draw:name="f9" draw:formula="0 * ?f6"/>
                <draw:equation draw:name="f10" draw:formula="0 * ?f5"/>
                <draw:equation draw:name="f11" draw:formula="162127 * ?f6"/>
                <draw:equation draw:name="f12" draw:formula="90792 * ?f5"/>
                <draw:equation draw:name="f13" draw:formula="233464 * ?f6"/>
                <draw:equation draw:name="f14" draw:formula="246434 * ?f5"/>
                <draw:equation draw:name="f15" draw:formula="?f9 / 233464"/>
                <draw:equation draw:name="f16" draw:formula="?f10 / 246434"/>
                <draw:equation draw:name="f17" draw:formula="?f11 / 233464"/>
                <draw:equation draw:name="f18" draw:formula="?f12 / 246434"/>
                <draw:equation draw:name="f19" draw:formula="?f13 / 233464"/>
                <draw:equation draw:name="f20" draw:formula="?f14 / 246434"/>
                <draw:equation draw:name="f21" draw:formula="?f0 / ?f7"/>
                <draw:equation draw:name="f22" draw:formula="?f1 / ?f7"/>
                <draw:equation draw:name="f23" draw:formula="?f0 / ?f8"/>
                <draw:equation draw:name="f24" draw:formula="?f2 / ?f8"/>
                <draw:equation draw:name="f25" draw:formula="?f15 / ?f7"/>
                <draw:equation draw:name="f26" draw:formula="?f16 / ?f8"/>
                <draw:equation draw:name="f27" draw:formula="?f17 / ?f7"/>
                <draw:equation draw:name="f28" draw:formula="?f18 / ?f8"/>
                <draw:equation draw:name="f29" draw:formula="?f19 / ?f7"/>
                <draw:equation draw:name="f30" draw:formula="?f20 / ?f8"/>
              </draw:enhanced-geometry>
            </draw:custom-shape>
          </draw:g>
          <draw:g draw:name="Group 89" draw:id="id117">
            <svg:title/>
            <svg:desc/>
            <draw:custom-shape svg:x="4.99433in" svg:y="2.24394in" svg:width="1.02944in" svg:height="0.31553in" draw:id="id126" draw:style-name="a665" draw:name="Rectangle 90">
              <svg:title/>
              <svg:desc/>
              <text:p text:style-name="a664" text:class-names="" text:cond-style-name=""><text:span text:style-name="a66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5.08483in" svg:y1="2.12088in" svg:x2="5.08483in" svg:y2="2.66042in" draw:id="id127" draw:style-name="a666" draw:name="Straight Connector 91">
              <svg:title/>
              <svg:desc/>
            </draw:connector>
            <draw:connector draw:type="line" svg:x1="5.19231in" svg:y1="2.1272in" svg:x2="5.19231in" svg:y2="2.66674in" draw:id="id128" draw:style-name="a667" draw:name="Straight Connector 92">
              <svg:title/>
              <svg:desc/>
            </draw:connector>
            <draw:connector draw:type="line" svg:x1="5.29412in" svg:y1="2.12088in" svg:x2="5.29412in" svg:y2="2.66042in" draw:id="id129" draw:style-name="a668" draw:name="Straight Connector 93">
              <svg:title/>
              <svg:desc/>
            </draw:connector>
            <draw:connector draw:type="line" svg:x1="5.39594in" svg:y1="2.12088in" svg:x2="5.39594in" svg:y2="2.66042in" draw:id="id130" draw:style-name="a669" draw:name="Straight Connector 94">
              <svg:title/>
              <svg:desc/>
            </draw:connector>
            <draw:connector draw:type="line" svg:x1="5.5034in" svg:y1="2.1272in" svg:x2="5.5034in" svg:y2="2.66674in" draw:id="id131" draw:style-name="a670" draw:name="Straight Connector 95">
              <svg:title/>
              <svg:desc/>
            </draw:connector>
            <draw:connector draw:type="line" svg:x1="5.60521in" svg:y1="2.12088in" svg:x2="5.60521in" svg:y2="2.66042in" draw:id="id132" draw:style-name="a671" draw:name="Straight Connector 96">
              <svg:title/>
              <svg:desc/>
            </draw:connector>
            <draw:connector draw:type="line" svg:x1="5.71269in" svg:y1="2.1272in" svg:x2="5.71269in" svg:y2="2.66674in" draw:id="id133" draw:style-name="a672" draw:name="Straight Connector 97">
              <svg:title/>
              <svg:desc/>
            </draw:connector>
            <draw:connector draw:type="line" svg:x1="5.82015in" svg:y1="2.1335in" svg:x2="5.82015in" svg:y2="2.67304in" draw:id="id134" draw:style-name="a673" draw:name="Straight Connector 98">
              <svg:title/>
              <svg:desc/>
            </draw:connector>
            <draw:connector draw:type="line" svg:x1="5.92196in" svg:y1="2.1272in" svg:x2="5.92196in" svg:y2="2.66674in" draw:id="id135" draw:style-name="a674" draw:name="Straight Connector 99">
              <svg:title/>
              <svg:desc/>
            </draw:connector>
          </draw:g>
          <draw:frame draw:id="id118" draw:style-name="a655" draw:name="TextBox 100" svg:x="7.02274in" svg:y="2.5773in" svg:width="1.88868in" svg:height="0.40391in">
            <draw:text-box>
              <text:p text:style-name="a654" text:class-names="" text:cond-style-name=""><text:span text:style-name="a653" text:class-names="">Switch2.Position</text:span></text:p>
            </draw:text-box>
            <svg:title/>
            <svg:desc/>
          </draw:frame>
          <draw:connector draw:type="line" svg:x1="7.20333in" svg:y1="2.43505in" draw:start-shape="id119" draw:start-glue-point="4" svg:x2="9.11568in" svg:y2="2.43505in" draw:end-shape="id120" draw:end-glue-point="3" draw:id="id121" draw:style-name="a656" draw:name="Straight Connector 101">
            <svg:title/>
            <svg:desc/>
          </draw:connector>
          <draw:connector draw:type="standard" svg:x1="5.50906in" svg:y1="4.32637in" draw:start-shape="id104" draw:start-glue-point="1" svg:x2="6.81871in" svg:y2="2.82631in" draw:end-shape="id122" draw:end-glue-point="2" draw:id="id123" draw:style-name="a657" draw:name="Elbow Connector 105">
            <svg:title/>
            <svg:desc/>
          </draw:connector>
          <draw:connector draw:type="standard" svg:x1="3.37664in" svg:y1="1.31471in" draw:start-shape="id108" draw:start-glue-point="1" svg:x2="6.81871in" svg:y2="1.98071in" draw:end-shape="id122" draw:end-glue-point="0" draw:id="id124" draw:style-name="a658" draw:name="Elbow Connector 109">
            <svg:title/>
            <svg:desc/>
          </draw:connector>
          <draw:connector draw:type="line" svg:x1="6.02377in" svg:y1="2.40328in" svg:x2="6.43408in" svg:y2="2.40351in" draw:end-shape="id122" draw:end-glue-point="3" draw:id="id125" draw:style-name="a659" draw:name="Straight Connector 110">
            <svg:title/>
            <svg:desc/>
          </draw:connector>
          <draw:custom-shape svg:x="9.11568in" svg:y="1.02704in" svg:width="1.75932in" svg:height="2.81603in" draw:id="id120" draw:style-name="a662" draw:name="Rounded Rectangle 112">
            <svg:title/>
            <svg:desc/>
            <text:p text:style-name="a661" text:class-names="" text:cond-style-name=""><text:span text:style-name="a660" text:class-names="">Device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presentation:notes draw:style-name="a710">
          <draw:frame draw:id="id148" draw:style-name="a707" draw:name="Slide Number Placeholder 6" svg:x="4.81102in" svg:y="10.45in" svg:width="3.68858in" svg:height="0.54961in">
            <draw:text-box>
              <text:p text:style-name="a706" text:class-names="" text:cond-style-name=""><text:span text:style-name="a705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149" presentation:style-name="a708" draw:name="Slide Image Placeholder 1">
            <svg:title/>
            <svg:desc/>
          </draw:page-thumbnail>
          <draw:frame draw:id="id150" presentation:style-name="a70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3" draw:style-name="a711" draw:master-page-name="Master1-Layout7-blank-Blank" presentation:presentation-page-layout-name="Master1-PPL7" draw:id="Slide-258">
        <draw:custom-shape svg:x="0.90909in" svg:y="1.74347in" svg:width="6.70248in" svg:height="2.79066in" draw:id="id151" draw:style-name="a717" draw:name="Rettangolo con angoli arrotondati 54">
          <svg:title/>
          <svg:desc/>
          <text:p text:style-name="a715" text:class-names="" text:cond-style-name=""><text:span text:style-name="a712" text:class-names="">Spacecraft</text:span><text:span text:style-name="a713" text:class-names=""><text:s text:c="1"/>Driver</text:span><text:span text:style-name="a71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318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90909in" svg:y="0.17355in" svg:width="6.70248in" svg:height="1.49371in" draw:id="id152" draw:style-name="a723" draw:name="Rettangolo con angoli arrotondati 55">
          <svg:title/>
          <svg:desc/>
          <text:p text:style-name="a721" text:class-names="" text:cond-style-name=""><text:span text:style-name="a718" text:class-names="">ReatMetric</text:span><text:span text:style-name="a719" text:class-names=""><text:s text:c="1"/>Core</text:span><text:span text:style-name="a72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318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17679in" svg:y="0.92041in" svg:width="1.40752in" svg:height="0.3995in" draw:id="id153" draw:style-name="a727" draw:name="Rettangolo con angoli arrotondati 56">
          <svg:title/>
          <svg:desc/>
          <text:p text:style-name="a726" text:class-names="" text:cond-style-name=""><text:span text:style-name="a724" text:class-names="">Processing Model</text:span><text:span text:style-name="a72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04383in" svg:y="0.32624in" svg:width="1.40752in" svg:height="0.3995in" draw:id="id154" draw:style-name="a731" draw:name="Rettangolo con angoli arrotondati 57">
          <svg:title/>
          <svg:desc/>
          <text:p text:style-name="a730" text:class-names="" text:cond-style-name=""><text:span text:style-name="a728" text:class-names="">Archive</text:span><text:span text:style-name="a72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in" svg:y="0.92041in" svg:width="1.58888in" svg:height="0.3995in" draw:id="id155" draw:style-name="a736" draw:name="Rettangolo con angoli arrotondati 58">
          <svg:title/>
          <svg:desc/>
          <text:p text:style-name="a735" text:class-names="" text:cond-style-name=""><text:span text:style-name="a732" text:class-names="">Raw</text:span><text:span text:style-name="a733" text:class-names=""><text:s text:c="1"/>Data Broker</text:span><text:span text:style-name="a73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in" svg:y="2.01206in" svg:width="1.40752in" svg:height="0.3995in" draw:id="id156" draw:style-name="a740" draw:name="Rettangolo con angoli arrotondati 59">
          <svg:title/>
          <svg:desc/>
          <text:p text:style-name="a739" text:class-names="" text:cond-style-name=""><text:span text:style-name="a737" text:class-names="">TM Data Link Processor</text:span><text:span text:style-name="a73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87539in" svg:y="2.01206in" svg:width="1.40752in" svg:height="0.3995in" draw:id="id157" draw:style-name="a744" draw:name="Rettangolo con angoli arrotondati 61">
          <svg:title/>
          <svg:desc/>
          <text:p text:style-name="a743" text:class-names="" text:cond-style-name=""><text:span text:style-name="a741" text:class-names="">SLE Connector (RAF)</text:span><text:span text:style-name="a74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in" svg:y="2.78771in" svg:width="1.40752in" svg:height="0.3995in" draw:id="id158" draw:style-name="a750" draw:name="Rettangolo con angoli arrotondati 63">
          <svg:title/>
          <svg:desc/>
          <text:p text:style-name="a749" text:class-names="" text:cond-style-name=""><text:span text:style-name="a745" text:class-names="">TM<text:s text:c="1"/></text:span><text:span text:style-name="a746" text:class-names="">Packet</text:span><text:span text:style-name="a747" text:class-names=""><text:s text:c="1"/>Processor</text:span><text:span text:style-name="a74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standard" svg:x1="5.58888in" svg:y1="1.12016in" draw:start-shape="id157" draw:start-glue-point="3" svg:x2="5.87539in" svg:y2="2.21182in" draw:end-shape="id155" draw:end-glue-point="1" draw:id="id159" draw:style-name="a752" draw:transform="translate(-5.73214in -1.66599in) rotate(-3.14159) translate(5.73214in 1.66599in)" draw:name="Connettore a gomito 67">
          <svg:title/>
          <svg:desc/>
        </draw:connector>
        <draw:connector draw:type="line" svg:x1="4.71316in" svg:y1="1.30778in" svg:x2="4.71316in" svg:y2="1.99994in" draw:id="id160" draw:style-name="a754" draw:name="Connettore 2 71">
          <svg:title/>
          <svg:desc/>
        </draw:connector>
        <draw:connector draw:type="line" svg:x1="4.17218in" svg:y1="2.01206in" svg:x2="4.17218in" svg:y2="1.31991in" draw:id="id161" draw:style-name="a756" draw:name="Connettore 2 74">
          <svg:title/>
          <svg:desc/>
        </draw:connector>
        <draw:connector draw:type="standard" svg:x1="4in" svg:y1="2.98746in" draw:start-shape="id155" draw:start-glue-point="3" svg:x2="4.01389in" svg:y2="1.12016in" draw:end-shape="id158" draw:end-glue-point="3" draw:id="id162" draw:style-name="a758" draw:transform="translate(-4.00694in -2.05381in) rotate(-3.14159) translate(4.00694in 2.05381in)" draw:name="Connettore a gomito 78">
          <svg:title/>
          <svg:desc/>
        </draw:connector>
        <draw:custom-shape svg:x="4.00694in" svg:y="3.80875in" svg:width="1.40752in" svg:height="0.3995in" draw:id="id163" draw:style-name="a762" draw:name="Rettangolo con angoli arrotondati 82">
          <svg:title/>
          <svg:desc/>
          <text:p text:style-name="a761" text:class-names="" text:cond-style-name=""><text:span text:style-name="a759" text:class-names="">Service Broker</text:span><text:span text:style-name="a76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standard" svg:x1="4.72581in" svg:y1="1.34196in" draw:start-shape="id158" draw:start-glue-point="2" svg:x2="2.85851in" svg:y2="3.16516in" draw:end-shape="id153" draw:end-glue-point="2" draw:id="id164" draw:style-name="a764" draw:transform="translate(-3.79216in -2.25356in) rotate(-1.5708) translate(3.79216in 2.25356in)" draw:name="Connettore a gomito 84">
          <svg:title/>
          <svg:desc/>
        </draw:connector>
        <draw:custom-shape svg:x="5.87539in" svg:y="2.78771in" svg:width="1.40752in" svg:height="0.3995in" draw:id="id165" draw:style-name="a769" draw:name="Rettangolo con angoli arrotondati 88">
          <svg:title/>
          <svg:desc/>
          <text:p text:style-name="a768" text:class-names="" text:cond-style-name=""><text:span text:style-name="a765" text:class-names="">Time<text:s text:c="1"/></text:span><text:span text:style-name="a766" text:class-names="">Correlation</text:span><text:span text:style-name="a76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4.9189in" svg:y1="3.18721in" svg:x2="4.92585in" svg:y2="3.80875in" draw:id="id166" draw:style-name="a771" draw:name="Connettore 2 92">
          <svg:title/>
          <svg:desc/>
        </draw:connector>
        <draw:connector draw:type="line" svg:x1="5.40752in" svg:y1="2.98746in" draw:start-shape="id158" draw:start-glue-point="1" svg:x2="5.87539in" svg:y2="2.98746in" draw:end-shape="id165" draw:end-glue-point="3" draw:id="id167" draw:style-name="a773" draw:name="Connettore 2 96">
          <svg:title/>
          <svg:desc/>
        </draw:connector>
        <draw:connector draw:type="standard" svg:x1="4.42568in" svg:y1="0.89475in" draw:start-shape="id155" draw:start-glue-point="0" svg:x2="4.8201in" svg:y2="0.55165in" draw:end-shape="id154" draw:end-glue-point="1" draw:id="id168" draw:style-name="a775" draw:transform="translate(-4.62289in -0.7232in) rotate(-4.71239) translate(4.62289in 0.7232in)" draw:name="Connettore a gomito 98">
          <svg:title/>
          <svg:desc/>
        </draw:connector>
        <draw:connector draw:type="standard" svg:x1="3.1594in" svg:y1="0.80483in" draw:start-shape="id153" draw:start-glue-point="0" svg:x2="2.76498in" svg:y2="0.64156in" draw:end-shape="id154" draw:end-glue-point="3" draw:id="id169" draw:style-name="a777" draw:transform="translate(-2.96219in -0.7232in) rotate(-1.5708) translate(2.96219in 0.7232in)" draw:name="Connettore a gomito 100">
          <svg:title/>
          <svg:desc/>
        </draw:connector>
        <draw:frame draw:id="id170" draw:style-name="a783" draw:name="CasellaDiTesto 101" svg:x="5.69156in" svg:y="1.27295in" svg:width="0.62601in" svg:height="0.40391in">
          <draw:text-box>
            <text:p text:style-name="a779" text:class-names="" text:cond-style-name=""><text:span text:style-name="a778" text:class-names="">Transfer<text:s text:c="1"/></text:span></text:p>
            <text:p text:style-name="a782" text:class-names="" text:cond-style-name=""><text:span text:style-name="a780" text:class-names="">Frame</text:span><text:span text:style-name="a781" text:class-names=""/></text:p>
          </draw:text-box>
          <svg:title/>
          <svg:desc/>
        </draw:frame>
        <draw:frame draw:id="id171" draw:style-name="a789" draw:name="CasellaDiTesto 102" svg:x="4.66892in" svg:y="1.31771in" svg:width="0.656in" svg:height="0.40391in">
          <draw:text-box>
            <text:p text:style-name="a785" text:class-names="" text:cond-style-name=""><text:span text:style-name="a784" text:class-names="">Transfer<text:s text:c="1"/></text:span></text:p>
            <text:p text:style-name="a788" text:class-names="" text:cond-style-name=""><text:span text:style-name="a786" text:class-names="">Frame</text:span><text:span text:style-name="a787" text:class-names=""/></text:p>
          </draw:text-box>
          <svg:title/>
          <svg:desc/>
        </draw:frame>
        <draw:frame draw:id="id172" draw:style-name="a794" draw:name="CasellaDiTesto 103" svg:x="4.14502in" svg:y="1.63592in" svg:width="0.62601in" svg:height="0.40391in">
          <draw:text-box>
            <text:p text:style-name="a793" text:class-names="" text:cond-style-name=""><text:span text:style-name="a790" text:class-names="">Space<text:s text:c="1"/></text:span><text:span text:style-name="a791" text:class-names="">Packet</text:span><text:span text:style-name="a792" text:class-names=""/></text:p>
          </draw:text-box>
          <svg:title/>
          <svg:desc/>
        </draw:frame>
        <draw:frame draw:id="id173" draw:style-name="a799" draw:name="CasellaDiTesto 104" svg:x="3.23735in" svg:y="2.58355in" svg:width="0.62601in" svg:height="0.40391in">
          <draw:text-box>
            <text:p text:style-name="a798" text:class-names="" text:cond-style-name=""><text:span text:style-name="a795" text:class-names="">Space<text:s text:c="1"/></text:span><text:span text:style-name="a796" text:class-names="">Packet</text:span><text:span text:style-name="a797" text:class-names=""/></text:p>
          </draw:text-box>
          <svg:title/>
          <svg:desc/>
        </draw:frame>
        <draw:frame draw:id="id174" draw:style-name="a804" draw:name="CasellaDiTesto 105" svg:x="4.89983in" svg:y="3.38476in" svg:width="0.62601in" svg:height="0.40391in">
          <draw:text-box>
            <text:p text:style-name="a803" text:class-names="" text:cond-style-name=""><text:span text:style-name="a800" text:class-names="">Space<text:s text:c="1"/></text:span><text:span text:style-name="a801" text:class-names="">Packet</text:span><text:span text:style-name="a802" text:class-names=""/></text:p>
          </draw:text-box>
          <svg:title/>
          <svg:desc/>
        </draw:frame>
        <draw:frame draw:id="id175" draw:style-name="a808" draw:name="CasellaDiTesto 106" svg:x="5.32492in" svg:y="3.1569in" svg:width="0.71376in" svg:height="0.25244in">
          <draw:text-box>
            <text:p text:style-name="a807" text:class-names="" text:cond-style-name=""><text:span text:style-name="a805" text:class-names="">OBT/UTC</text:span><text:span text:style-name="a806" text:class-names=""/></text:p>
          </draw:text-box>
          <svg:title/>
          <svg:desc/>
        </draw:frame>
        <draw:connector draw:type="standard" svg:x1="5.41446in" svg:y1="4.0085in" draw:start-shape="id163" draw:start-glue-point="1" svg:x2="6.57915in" svg:y2="3.18721in" draw:end-shape="id165" draw:end-glue-point="2" draw:id="id176" draw:style-name="a811" draw:name="Connettore a gomito 108">
          <svg:title/>
          <svg:desc/>
        </draw:connector>
        <draw:connector draw:type="line" svg:x1="5.51134in" svg:y1="1.31771in" svg:x2="5.51134in" svg:y2="2.58355in" draw:id="id177" draw:style-name="a812" draw:name="Connettore diritto 118">
          <svg:title/>
          <svg:desc/>
        </draw:connector>
        <draw:connector draw:type="line" svg:x1="6.57915in" svg:y1="2.58355in" svg:x2="5.51134in" svg:y2="2.58355in" draw:id="id178" draw:style-name="a813" draw:name="Connettore diritto 119">
          <svg:title/>
          <svg:desc/>
        </draw:connector>
        <draw:connector draw:type="line" svg:x1="6.57915in" svg:y1="2.78771in" draw:start-shape="id165" draw:start-glue-point="0" svg:x2="6.57915in" svg:y2="2.58355in" draw:id="id179" draw:style-name="a815" draw:name="Connettore 2 123">
          <svg:title/>
          <svg:desc/>
        </draw:connector>
        <draw:frame draw:id="id180" draw:style-name="a821" draw:name="CasellaDiTesto 126" svg:x="6.55266in" svg:y="2.41377in" svg:width="0.83407in" svg:height="0.40391in">
          <draw:text-box>
            <text:p text:style-name="a817" text:class-names="" text:cond-style-name=""><text:span text:style-name="a816" text:class-names="">Transfer<text:s text:c="1"/></text:span></text:p>
            <text:p text:style-name="a820" text:class-names="" text:cond-style-name=""><text:span text:style-name="a818" text:class-names="">Frame VC0</text:span><text:span text:style-name="a819" text:class-names=""/></text:p>
          </draw:text-box>
          <svg:title/>
          <svg:desc/>
        </draw:frame>
        <draw:frame draw:id="id181" draw:style-name="a826" draw:name="CasellaDiTesto 127" svg:x="2.83852in" svg:y="3.00932in" svg:width="0.96374in" svg:height="0.40391in">
          <draw:text-box>
            <text:p text:style-name="a825" text:class-names="" text:cond-style-name=""><text:span text:style-name="a822" text:class-names="">Parameter</text:span><text:span text:style-name="a823" text:class-names=""><text:s text:c="1"/>Samples</text:span><text:span text:style-name="a824" text:class-names=""/></text:p>
          </draw:text-box>
          <svg:title/>
          <svg:desc/>
        </draw:frame>
        <draw:connector draw:type="line" svg:x1="7.79861in" svg:y1="2.21181in" svg:x2="7.28291in" svg:y2="2.21181in" draw:end-shape="id157" draw:end-glue-point="1" draw:id="id182" draw:style-name="a828" draw:name="Connettore 2 131">
          <svg:title/>
          <svg:desc/>
        </draw:connector>
        <draw:custom-shape svg:x="7.70833in" svg:y="2.11111in" svg:width="0.18975in" svg:height="0.19444in" draw:id="id183" draw:style-name="a832" draw:name="Ovale 133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84" draw:style-name="a837" draw:name="CasellaDiTesto 134" svg:x="6.50999in" svg:y="3.48201in" svg:width="0.9194in" svg:height="0.25244in">
          <draw:text-box>
            <text:p text:style-name="a836" text:class-names="" text:cond-style-name=""><text:span text:style-name="a833" text:class-names="">Time<text:s text:c="1"/></text:span><text:span text:style-name="a834" text:class-names="">Packet</text:span><text:span text:style-name="a835" text:class-names=""/></text:p>
          </draw:text-box>
          <svg:title/>
          <svg:desc/>
        </draw:frame>
        <draw:custom-shape svg:x="1.65136in" svg:y="3.80875in" svg:width="1.40752in" svg:height="0.3995in" draw:id="id185" draw:style-name="a841" draw:name="Rettangolo con angoli arrotondati 135">
          <svg:title/>
          <svg:desc/>
          <text:p text:style-name="a840" text:class-names="" text:cond-style-name=""><text:span text:style-name="a838" text:class-names="">Service</text:span><text:span text:style-name="a83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4.00694in" svg:y1="4.0085in" draw:start-shape="id163" draw:start-glue-point="3" svg:x2="3.05888in" svg:y2="4.0085in" draw:end-shape="id185" draw:end-glue-point="1" draw:id="id186" draw:style-name="a843" draw:name="Connettore 2 136">
          <svg:title/>
          <svg:desc/>
        </draw:connector>
        <draw:frame draw:id="id187" draw:style-name="a848" draw:name="CasellaDiTesto 139" svg:x="3.2713in" svg:y="4.0063in" svg:width="0.62601in" svg:height="0.40391in">
          <draw:text-box>
            <text:p text:style-name="a847" text:class-names="" text:cond-style-name=""><text:span text:style-name="a844" text:class-names="">Space<text:s text:c="1"/></text:span><text:span text:style-name="a845" text:class-names="">Packet</text:span><text:span text:style-name="a846" text:class-names=""/></text:p>
          </draw:text-box>
          <svg:title/>
          <svg:desc/>
        </draw:frame>
        <draw:connector draw:type="line" svg:x1="2.64583in" svg:y1="3.78866in" svg:x2="2.64583in" svg:y2="1.31771in" draw:id="id188" draw:style-name="a850" draw:name="Connettore 2 143">
          <svg:title/>
          <svg:desc/>
        </draw:connector>
        <draw:frame draw:id="id189" draw:style-name="a862" draw:name="CasellaDiTesto 144" svg:x="1.45543in" svg:y="3.24245in" svg:width="1.21138in" svg:height="0.55537in">
          <draw:text-box>
            <text:p text:style-name="a854" text:class-names="" text:cond-style-name=""><text:span text:style-name="a851" text:class-names="">Parameter</text:span><text:span text:style-name="a852" text:class-names=""><text:s text:c="1"/>S</text:span><text:span text:style-name="a853" text:class-names="">amples</text:span></text:p>
            <text:p text:style-name="a857" text:class-names="" text:cond-style-name=""><text:span text:style-name="a855" text:class-names="">Events</text:span><text:span text:style-name="a856" text:class-names=""/></text:p>
            <text:p text:style-name="a861" text:class-names="" text:cond-style-name=""><text:span text:style-name="a858" text:class-names="">TC<text:s text:c="1"/></text:span><text:span text:style-name="a859" text:class-names="">verifications</text:span><text:span text:style-name="a860" text:class-names=""/></text:p>
          </draw:text-box>
          <svg:title/>
          <svg:desc/>
        </draw:frame>
        <draw:frame draw:id="id190" draw:style-name="a869" draw:name="CasellaDiTesto 145" svg:x="2.01247in" svg:y="4.54025in" svg:width="4.65418in" svg:height="0.37025in">
          <draw:text-box>
            <text:p text:style-name="a868" text:class-names="" text:cond-style-name=""><text:span text:style-name="a863" text:class-names="">Spacecraft</text:span><text:span text:style-name="a864" text:class-names=""><text:s text:c="1"/></text:span><text:span text:style-name="a865" text:class-names="">Telemetry</text:span><text:span text:style-name="a866" text:class-names=""><text:s text:c="1"/>Distribution and Processing</text:span><text:span text:style-name="a867" text:class-names=""/></text:p>
          </draw:text-box>
          <svg:title/>
          <svg:desc/>
        </draw:frame>
        <presentation:notes draw:style-name="a875">
          <draw:frame draw:id="id191" draw:style-name="a872" draw:name="Slide Number Placeholder 6" svg:x="4.81102in" svg:y="10.45in" svg:width="3.68858in" svg:height="0.54961in">
            <draw:text-box>
              <text:p text:style-name="a871" text:class-names="" text:cond-style-name=""><text:span text:style-name="a870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192" presentation:style-name="a873" draw:name="Slide Image Placeholder 1">
            <svg:title/>
            <svg:desc/>
          </draw:page-thumbnail>
          <draw:frame draw:id="id193" presentation:style-name="a87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716" draw:style="linear" draw:angle="0" draw:start-color="#ffdd9c" draw:end-color="#ffd78e" draw:start-intensity="100%" draw:end-intensity="100%"/>
    <draw:gradient draw:name="a722" draw:style="linear" draw:angle="0" draw:start-color="#b5d5a7" draw:end-color="#aace99" draw:start-intensity="100%" draw:end-intensity="100%"/>
    <draw:gradient draw:name="a831" draw:style="linear" draw:angle="0" draw:start-color="#6083cb" draw:end-color="#3e70ca" draw:start-intensity="100%" draw:end-intensity="100%"/>
    <draw:marker draw:name="a596" svg:viewBox="0 0 20 30" svg:d="m10 0-10 30h20z"/>
    <draw:marker draw:name="a763" svg:viewBox="0 0 20 30" svg:d="m10 0-10 30h20z"/>
    <draw:marker draw:name="a581" svg:viewBox="0 0 20 30" svg:d="m10 0-10 30h20z"/>
    <draw:marker draw:name="a827" svg:viewBox="0 0 20 30" svg:d="m10 0-10 30h20z"/>
    <draw:marker draw:name="a583" svg:viewBox="0 0 20 30" svg:d="m10 0-10 30h20z"/>
    <draw:marker draw:name="a585" svg:viewBox="0 0 20 30" svg:d="m10 0-10 30h20z"/>
    <draw:marker draw:name="a588" svg:viewBox="0 0 20 30" svg:d="m10 0-10 30h20z"/>
    <draw:marker draw:name="a842" svg:viewBox="0 0 20 30" svg:d="m10 0-10 30h20z"/>
    <draw:marker draw:name="a751" svg:viewBox="0 0 20 30" svg:d="m10 0-10 30h20z"/>
    <draw:marker draw:name="a753" svg:viewBox="0 0 20 30" svg:d="m10 0-10 30h20z"/>
    <draw:marker draw:name="a810" svg:viewBox="0 0 20 30" svg:d="m10 0-10 30h20z"/>
    <draw:marker draw:name="a755" svg:viewBox="0 0 20 30" svg:d="m10 0-10 30h20z"/>
    <draw:marker draw:name="a849" svg:viewBox="0 0 20 30" svg:d="m10 0-10 30h20z"/>
    <draw:marker draw:name="a757" svg:viewBox="0 0 20 30" svg:d="m10 0-10 30h20z"/>
    <draw:marker draw:name="a814" svg:viewBox="0 0 20 30" svg:d="m10 0-10 30h20z"/>
    <draw:marker draw:name="a770" svg:viewBox="0 0 20 30" svg:d="m10 0-10 30h20z"/>
    <draw:marker draw:name="a575" svg:viewBox="0 0 20 30" svg:d="m10 0-10 30h20z"/>
    <draw:marker draw:name="a772" svg:viewBox="0 0 20 30" svg:d="m10 0-10 30h20z"/>
    <draw:marker draw:name="a577" svg:viewBox="0 0 20 30" svg:d="m10 0-10 30h20z"/>
    <draw:marker draw:name="a774" svg:viewBox="0 0 20 30" svg:d="m10 0-10 30h20z"/>
    <draw:marker draw:name="a579" svg:viewBox="0 0 20 30" svg:d="m10 0-10 30h20z"/>
    <draw:marker draw:name="a776" svg:viewBox="0 0 20 30" svg:d="m10 0-10 30h20z"/>
    <draw:marker draw:name="a591" svg:viewBox="0 0 20 30" svg:d="m10 0-10 30h20z"/>
    <draw:marker draw:name="a593" svg:viewBox="0 0 20 30" svg:d="m10 0-10 30h20z"/>
    <draw:stroke-dash draw:name="a590" draw:style="rect" draw:dots1="1" draw:dots1-length="0in" draw:distance="0in"/>
    <draw:stroke-dash draw:name="a587" draw:style="rect" draw:dots1="1" draw:dots1-length="0in" draw:distance="0in"/>
    <draw:stroke-dash draw:name="a809" draw:display-name="Dash" draw:style="rect" draw:dots1="1" draw:dots1-length="0.03125in" draw:dots2="0" draw:dots2-length="0in" draw:distance="0.03125in"/>
    <draw:stroke-dash draw:name="a595" draw:style="rect" draw:dots1="1" draw:dots1-length="0in" draw:distance="0in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draw:fill="none" draw:stroke="non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presentation" style:name="a311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draw:fill="none" draw:stroke="non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draw:fill="none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draw:fill="none" draw:stroke="non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draw:fill="none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58346in" svg:y="0.83583in" svg:width="7.33228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50" draw:name="Title 1" svg:x="1.37847in" svg:y="1.01563in" svg:width="8.26736in" svg:height="2.15799in" presentation:class="title" presentation:placeholder="false">
        <draw:text-box>
          <text:p text:style-name="a49" text:class-names="" text:cond-style-name=""><text:span text:style-name="a47" text:class-names="">Click to edit Master title style</text:span><text:span text:style-name="a48" text:class-names=""/></text:p>
        </draw:text-box>
        <svg:title/>
        <svg:desc/>
      </draw:frame>
      <draw:frame draw:id="id12" presentation:style-name="a54" draw:name="Subtitle 2" svg:x="1.37847in" svg:y="3.25694in" svg:width="8.26736in" svg:height="1.49826in" presentation:class="subtitle" presentation:placeholder="false">
        <draw:text-box>
          <text:p text:style-name="a53" text:class-names="" text:cond-style-name=""><text:span text:style-name="a51" text:class-names="">Click to edit Master subtitle style</text:span><text:span text:style-name="a52" text:class-names=""/></text:p>
        </draw:text-box>
        <svg:title/>
        <svg:desc/>
      </draw:frame>
      <draw:frame draw:id="id13" presentation:style-name="a57" draw:name="Date Placeholder 3" svg:x="0.55118in" svg:y="5.64882in" svg:width="2.56811in" svg:height="0.42717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Footer Placeholder 4" svg:x="3.77008in" svg:y="5.64882in" svg:width="3.49409in" svg:height="0.42717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lide Number Placeholder 5" svg:x="7.90394in" svg:y="5.64882in" svg:width="2.56811in" svg:height="0.42717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0.58346in" svg:y="0.83583in" svg:width="7.33228in" svg:height="4.12441in" presentation:class="page" draw:id="id5" presentation:style-name="a64" draw:name="Slide Image Placeholder 1">
          <svg:title/>
          <svg:desc/>
        </draw:page-thumbnail>
        <draw:frame draw:id="id6" presentation:style-name="a67" draw:name="Notes Placeholder 2" svg:x="0.85in" svg:y="5.2248in" svg:width="6.79961in" svg:height="4.94961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Header Placeholder 3" svg:x="0in" svg:y="0in" svg:width="3.68858in" svg:height="0.54961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Date Placeholder 4" svg:x="4.81102in" svg:y="0in" svg:width="3.68858in" svg:height="0.54961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Footer Placeholder 5" svg:x="0in" svg:y="10.45in" svg:width="3.68858in" svg:height="0.54961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lide Number Placeholder 6" svg:x="4.81102in" svg:y="10.45in" svg:width="3.68858in" svg:height="0.54961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1">
      <draw:frame draw:id="id16" presentation:style-name="a85" draw:name="Title 1" svg:x="0.55118in" svg:y="0.24724in" svg:width="9.92087in" svg:height="1.03504in" presentation:class="title" presentation:placeholder="false">
        <draw:text-box>
          <text:p text:style-name="a84" text:class-names="" text:cond-style-name=""><text:span text:style-name="a82" text:class-names="">Click to edit Master title style</text:span><text:span text:style-name="a83" text:class-names=""/></text:p>
        </draw:text-box>
        <svg:title/>
        <svg:desc/>
      </draw:frame>
      <draw:frame draw:id="id17" presentation:style-name="a101" draw:name="Content Placeholder 2" svg:x="0.55118in" svg:y="1.45079in" svg:width="9.92087in" svg:height="3.59606in" presentation:class="object" presentation:placeholder="false">
        <draw:text-box>
          <text:p text:style-name="a87" text:class-names="" text:cond-style-name=""><text:span text:style-name="a86" text:class-names="">Edit Master text styles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 level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hird level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7" text:class-names="">Fifth level</text:span><text:span text:style-name="a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Date Placeholder 3" svg:x="0.55118in" svg:y="5.64882in" svg:width="2.56811in" svg:height="0.42717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7" draw:name="Footer Placeholder 4" svg:x="3.77008in" svg:y="5.64882in" svg:width="3.49409in" svg:height="0.42717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Slide Number Placeholder 5" svg:x="7.90394in" svg:y="5.64882in" svg:width="2.56811in" svg:height="0.42717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0.58346in" svg:y="0.83583in" svg:width="7.33228in" svg:height="4.12441in" presentation:class="page" draw:id="id5" presentation:style-name="a111" draw:name="Slide Image Placeholder 1">
          <svg:title/>
          <svg:desc/>
        </draw:page-thumbnail>
        <draw:frame draw:id="id6" presentation:style-name="a114" draw:name="Notes Placeholder 2" svg:x="0.85in" svg:y="5.2248in" svg:width="6.79961in" svg:height="4.94961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Header Placeholder 3" svg:x="0in" svg:y="0in" svg:width="3.68858in" svg:height="0.54961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Date Placeholder 4" svg:x="4.81102in" svg:y="0in" svg:width="3.68858in" svg:height="0.54961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Footer Placeholder 5" svg:x="0in" svg:y="10.45in" svg:width="3.68858in" svg:height="0.54961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Slide Number Placeholder 6" svg:x="4.81102in" svg:y="10.45in" svg:width="3.68858in" svg:height="0.54961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8">
      <draw:frame draw:id="id21" presentation:style-name="a132" draw:name="Title 1" svg:x="0.75174in" svg:y="1.54688in" svg:width="9.50868in" svg:height="2.57812in" presentation:class="title" presentation:placeholder="false">
        <draw:text-box>
          <text:p text:style-name="a131" text:class-names="" text:cond-style-name=""><text:span text:style-name="a129" text:class-names="">Click to edit Master title style</text:span><text:span text:style-name="a130" text:class-names=""/></text:p>
        </draw:text-box>
        <svg:title/>
        <svg:desc/>
      </draw:frame>
      <draw:frame draw:id="id22" presentation:style-name="a136" draw:name="Text Placeholder 2" svg:x="0.75174in" svg:y="4.14931in" svg:width="9.50868in" svg:height="1.35764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</draw:text-box>
        <svg:title/>
        <svg:desc/>
      </draw:frame>
      <draw:frame draw:id="id23" presentation:style-name="a139" draw:name="Date Placeholder 3" svg:x="0.55118in" svg:y="5.64882in" svg:width="2.56811in" svg:height="0.42717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4" presentation:style-name="a142" draw:name="Footer Placeholder 4" svg:x="3.77008in" svg:y="5.64882in" svg:width="3.49409in" svg:height="0.42717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5" svg:x="7.90394in" svg:y="5.64882in" svg:width="2.56811in" svg:height="0.42717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0.58346in" svg:y="0.83583in" svg:width="7.33228in" svg:height="4.12441in" presentation:class="page" draw:id="id5" presentation:style-name="a146" draw:name="Slide Image Placeholder 1">
          <svg:title/>
          <svg:desc/>
        </draw:page-thumbnail>
        <draw:frame draw:id="id6" presentation:style-name="a149" draw:name="Notes Placeholder 2" svg:x="0.85in" svg:y="5.2248in" svg:width="6.79961in" svg:height="4.94961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Header Placeholder 3" svg:x="0in" svg:y="0in" svg:width="3.68858in" svg:height="0.54961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Date Placeholder 4" svg:x="4.81102in" svg:y="0in" svg:width="3.68858in" svg:height="0.54961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Footer Placeholder 5" svg:x="0in" svg:y="10.45in" svg:width="3.68858in" svg:height="0.54961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Slide Number Placeholder 6" svg:x="4.81102in" svg:y="10.45in" svg:width="3.68858in" svg:height="0.54961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3">
      <draw:frame draw:id="id26" presentation:style-name="a167" draw:name="Title 1" svg:x="0.55118in" svg:y="0.24724in" svg:width="9.92087in" svg:height="1.03504in" presentation:class="title" presentation:placeholder="false">
        <draw:text-box>
          <text:p text:style-name="a166" text:class-names="" text:cond-style-name=""><text:span text:style-name="a164" text:class-names="">Click to edit Master title style</text:span><text:span text:style-name="a165" text:class-names=""/></text:p>
        </draw:text-box>
        <svg:title/>
        <svg:desc/>
      </draw:frame>
      <draw:frame draw:id="id27" presentation:style-name="a183" draw:name="Content Placeholder 2" svg:x="0.55035in" svg:y="1.45139in" svg:width="4.87674in" svg:height="3.59549in" presentation:class="object" presentation:placeholder="false">
        <draw:text-box>
          <text:p text:style-name="a169" text:class-names="" text:cond-style-name=""><text:span text:style-name="a168" text:class-names="">Edit Master text styles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Fifth le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9" draw:name="Content Placeholder 3" svg:x="5.59375in" svg:y="1.45139in" svg:width="4.87847in" svg:height="3.59549in" presentation:class="object" presentation:placeholder="false">
        <draw:text-box>
          <text:p text:style-name="a185" text:class-names="" text:cond-style-name=""><text:span text:style-name="a184" text:class-names="">Edit Master text styles</text:span></text:p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Fifth level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Date Placeholder 4" svg:x="0.55118in" svg:y="5.64882in" svg:width="2.56811in" svg:height="0.42717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0" presentation:style-name="a205" draw:name="Footer Placeholder 5" svg:x="3.77008in" svg:y="5.64882in" svg:width="3.49409in" svg:height="0.42717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presentation:style-name="a208" draw:name="Slide Number Placeholder 6" svg:x="7.90394in" svg:y="5.64882in" svg:width="2.56811in" svg:height="0.42717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0.58346in" svg:y="0.83583in" svg:width="7.33228in" svg:height="4.12441in" presentation:class="page" draw:id="id5" presentation:style-name="a209" draw:name="Slide Image Placeholder 1">
          <svg:title/>
          <svg:desc/>
        </draw:page-thumbnail>
        <draw:frame draw:id="id6" presentation:style-name="a212" draw:name="Notes Placeholder 2" svg:x="0.85in" svg:y="5.2248in" svg:width="6.79961in" svg:height="4.94961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Header Placeholder 3" svg:x="0in" svg:y="0in" svg:width="3.68858in" svg:height="0.54961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Date Placeholder 4" svg:x="4.81102in" svg:y="0in" svg:width="3.68858in" svg:height="0.54961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Footer Placeholder 5" svg:x="0in" svg:y="10.45in" svg:width="3.68858in" svg:height="0.54961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81102in" svg:y="10.45in" svg:width="3.68858in" svg:height="0.54961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6">
      <draw:frame draw:id="id32" presentation:style-name="a230" draw:name="Title 1" svg:x="0.75868in" svg:y="0.32986in" svg:width="9.50868in" svg:height="1.19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33" presentation:style-name="a234" draw:name="Text Placeholder 2" svg:x="0.75868in" svg:y="1.52083in" svg:width="4.66493in" svg:height="0.74479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1" text:class-names="">Edit Master text styles</text:span></text:p>
            </text:list-item>
          </text:list>
        </draw:text-box>
        <svg:title/>
        <svg:desc/>
      </draw:frame>
      <draw:frame draw:id="id34" presentation:style-name="a250" draw:name="Content Placeholder 3" svg:x="0.75868in" svg:y="2.26563in" svg:width="4.66493in" svg:height="3.3316in" presentation:class="object" presentation:placeholder="false">
        <draw:text-box>
          <text:p text:style-name="a236" text:class-names="" text:cond-style-name=""><text:span text:style-name="a235" text:class-names="">Edit Master text styles</text:span></text:p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Fifth level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4" draw:name="Text Placeholder 4" svg:x="5.5816in" svg:y="1.52083in" svg:width="4.68576in" svg:height="0.74479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Edit Master text styles</text:span></text:p>
            </text:list-item>
          </text:list>
        </draw:text-box>
        <svg:title/>
        <svg:desc/>
      </draw:frame>
      <draw:frame draw:id="id36" presentation:style-name="a270" draw:name="Content Placeholder 5" svg:x="5.5816in" svg:y="2.26563in" svg:width="4.68576in" svg:height="3.3316in" presentation:class="object" presentation:placeholder="false">
        <draw:text-box>
          <text:p text:style-name="a256" text:class-names="" text:cond-style-name=""><text:span text:style-name="a255" text:class-names="">Edit Master text styles</text:span></text:p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6" text:class-names="">Fifth level</text:span><text:span text:style-name="a2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3" draw:name="Date Placeholder 6" svg:x="0.55118in" svg:y="5.64882in" svg:width="2.56811in" svg:height="0.42717in" presentation:class="date-time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38" presentation:style-name="a276" draw:name="Footer Placeholder 7" svg:x="3.77008in" svg:y="5.64882in" svg:width="3.49409in" svg:height="0.42717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9" presentation:style-name="a279" draw:name="Slide Number Placeholder 8" svg:x="7.90394in" svg:y="5.64882in" svg:width="2.56811in" svg:height="0.42717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page-thumbnail svg:x="0.58346in" svg:y="0.83583in" svg:width="7.33228in" svg:height="4.12441in" presentation:class="page" draw:id="id5" presentation:style-name="a280" draw:name="Slide Image Placeholder 1">
          <svg:title/>
          <svg:desc/>
        </draw:page-thumbnail>
        <draw:frame draw:id="id6" presentation:style-name="a283" draw:name="Notes Placeholder 2" svg:x="0.85in" svg:y="5.2248in" svg:width="6.79961in" svg:height="4.94961in" presentation:class="notes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Header Placeholder 3" svg:x="0in" svg:y="0in" svg:width="3.68858in" svg:height="0.54961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Date Placeholder 4" svg:x="4.81102in" svg:y="0in" svg:width="3.68858in" svg:height="0.54961in" presentation:class="date-time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9" presentation:style-name="a292" draw:name="Footer Placeholder 5" svg:x="0in" svg:y="10.45in" svg:width="3.68858in" svg:height="0.54961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Slide Number Placeholder 6" svg:x="4.81102in" svg:y="10.45in" svg:width="3.68858in" svg:height="0.54961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7">
      <draw:frame draw:id="id40" presentation:style-name="a301" draw:name="Title 1" svg:x="0.55118in" svg:y="0.24724in" svg:width="9.92087in" svg:height="1.03504in" presentation:class="title" presentation:placeholder="false">
        <draw:text-box>
          <text:p text:style-name="a300" text:class-names="" text:cond-style-name=""><text:span text:style-name="a298" text:class-names="">Click to edit Master title style</text:span><text:span text:style-name="a299" text:class-names=""/></text:p>
        </draw:text-box>
        <svg:title/>
        <svg:desc/>
      </draw:frame>
      <draw:frame draw:id="id41" presentation:style-name="a304" draw:name="Date Placeholder 2" svg:x="0.55118in" svg:y="5.64882in" svg:width="2.56811in" svg:height="0.42717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42" presentation:style-name="a307" draw:name="Footer Placeholder 3" svg:x="3.77008in" svg:y="5.64882in" svg:width="3.49409in" svg:height="0.42717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10" draw:name="Slide Number Placeholder 4" svg:x="7.90394in" svg:y="5.64882in" svg:width="2.56811in" svg:height="0.42717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page-thumbnail svg:x="0.58346in" svg:y="0.83583in" svg:width="7.33228in" svg:height="4.12441in" presentation:class="page" draw:id="id5" presentation:style-name="a311" draw:name="Slide Image Placeholder 1">
          <svg:title/>
          <svg:desc/>
        </draw:page-thumbnail>
        <draw:frame draw:id="id6" presentation:style-name="a314" draw:name="Notes Placeholder 2" svg:x="0.85in" svg:y="5.2248in" svg:width="6.79961in" svg:height="4.94961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7" presentation:style-name="a317" draw:name="Header Placeholder 3" svg:x="0in" svg:y="0in" svg:width="3.68858in" svg:height="0.54961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Date Placeholder 4" svg:x="4.81102in" svg:y="0in" svg:width="3.68858in" svg:height="0.54961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Footer Placeholder 5" svg:x="0in" svg:y="10.45in" svg:width="3.68858in" svg:height="0.54961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Slide Number Placeholder 6" svg:x="4.81102in" svg:y="10.45in" svg:width="3.68858in" svg:height="0.54961in" presentation:class="page-number" presentation:placeholder="false">
          <draw:text-box>
            <text:p text:style-name="a325" text:class-names="" text:cond-style-name=""><text:span text:style-name="a3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8">
      <draw:frame draw:id="id44" presentation:style-name="a331" draw:name="Date Placeholder 1" svg:x="0.55118in" svg:y="5.64882in" svg:width="2.56811in" svg:height="0.42717in" presentation:class="date-tim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5" presentation:style-name="a334" draw:name="Footer Placeholder 2" svg:x="3.77008in" svg:y="5.64882in" svg:width="3.49409in" svg:height="0.42717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46" presentation:style-name="a337" draw:name="Slide Number Placeholder 3" svg:x="7.90394in" svg:y="5.64882in" svg:width="2.56811in" svg:height="0.42717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  <presentation:notes style:page-layout-name="pageLayout2" draw:style-name="a354">
        <draw:page-thumbnail svg:x="0.58346in" svg:y="0.83583in" svg:width="7.33228in" svg:height="4.12441in" presentation:class="page" draw:id="id5" presentation:style-name="a338" draw:name="Slide Image Placeholder 1">
          <svg:title/>
          <svg:desc/>
        </draw:page-thumbnail>
        <draw:frame draw:id="id6" presentation:style-name="a341" draw:name="Notes Placeholder 2" svg:x="0.85in" svg:y="5.2248in" svg:width="6.79961in" svg:height="4.94961in" presentation:class="notes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7" presentation:style-name="a344" draw:name="Header Placeholder 3" svg:x="0in" svg:y="0in" svg:width="3.68858in" svg:height="0.54961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8" presentation:style-name="a347" draw:name="Date Placeholder 4" svg:x="4.81102in" svg:y="0in" svg:width="3.68858in" svg:height="0.54961in" presentation:class="date-time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9" presentation:style-name="a350" draw:name="Footer Placeholder 5" svg:x="0in" svg:y="10.45in" svg:width="3.68858in" svg:height="0.54961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0" presentation:style-name="a353" draw:name="Slide Number Placeholder 6" svg:x="4.81102in" svg:y="10.45in" svg:width="3.68858in" svg:height="0.54961in" presentation:class="page-number" presentation:placeholder="false">
          <draw:text-box>
            <text:p text:style-name="a352" text:class-names="" text:cond-style-name=""><text:span text:style-name="a3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5">
      <draw:frame draw:id="id47" presentation:style-name="a359" draw:name="Title 1" svg:x="0.75868in" svg:y="0.41319in" svg:width="3.55556in" svg:height="1.44792in" presentation:class="title" presentation:placeholder="false">
        <draw:text-box>
          <text:p text:style-name="a358" text:class-names="" text:cond-style-name=""><text:span text:style-name="a356" text:class-names="">Click to edit Master title style</text:span><text:span text:style-name="a357" text:class-names=""/></text:p>
        </draw:text-box>
        <svg:title/>
        <svg:desc/>
      </draw:frame>
      <draw:frame draw:id="id48" presentation:style-name="a375" draw:name="Content Placeholder 2" svg:x="4.6875in" svg:y="0.89236in" svg:width="5.57986in" svg:height="4.40799in" presentation:class="object" presentation:placeholder="false">
        <draw:text-box>
          <text:p text:style-name="a361" text:class-names="" text:cond-style-name=""><text:span text:style-name="a360" text:class-names="">Edit Master text styles</text:span></text:p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1" text:class-names="">Fifth level</text:span><text:span text:style-name="a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9" draw:name="Text Placeholder 3" svg:x="0.75868in" svg:y="1.86111in" svg:width="3.55556in" svg:height="3.44618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Edit Master text styles</text:span></text:p>
            </text:list-item>
          </text:list>
        </draw:text-box>
        <svg:title/>
        <svg:desc/>
      </draw:frame>
      <draw:frame draw:id="id50" presentation:style-name="a382" draw:name="Date Placeholder 4" svg:x="0.55118in" svg:y="5.64882in" svg:width="2.56811in" svg:height="0.42717in" presentation:class="date-tim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51" presentation:style-name="a385" draw:name="Footer Placeholder 5" svg:x="3.77008in" svg:y="5.64882in" svg:width="3.49409in" svg:height="0.42717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52" presentation:style-name="a388" draw:name="Slide Number Placeholder 6" svg:x="7.90394in" svg:y="5.64882in" svg:width="2.56811in" svg:height="0.42717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page-thumbnail svg:x="0.58346in" svg:y="0.83583in" svg:width="7.33228in" svg:height="4.12441in" presentation:class="page" draw:id="id5" presentation:style-name="a389" draw:name="Slide Image Placeholder 1">
          <svg:title/>
          <svg:desc/>
        </draw:page-thumbnail>
        <draw:frame draw:id="id6" presentation:style-name="a392" draw:name="Notes Placeholder 2" svg:x="0.85in" svg:y="5.2248in" svg:width="6.79961in" svg:height="4.94961in" presentation:class="notes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7" presentation:style-name="a395" draw:name="Header Placeholder 3" svg:x="0in" svg:y="0in" svg:width="3.68858in" svg:height="0.54961in" presentation:class="head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8" presentation:style-name="a398" draw:name="Date Placeholder 4" svg:x="4.81102in" svg:y="0in" svg:width="3.68858in" svg:height="0.54961in" presentation:class="date-time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Footer Placeholder 5" svg:x="0in" svg:y="10.45in" svg:width="3.68858in" svg:height="0.54961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Slide Number Placeholder 6" svg:x="4.81102in" svg:y="10.45in" svg:width="3.68858in" svg:height="0.54961in" presentation:class="page-number" presentation:placeholder="false">
          <draw:text-box>
            <text:p text:style-name="a403" text:class-names="" text:cond-style-name=""><text:span text:style-name="a4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6">
      <draw:frame draw:id="id53" presentation:style-name="a410" draw:name="Title 1" svg:x="0.75868in" svg:y="0.41319in" svg:width="3.55556in" svg:height="1.44792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title/>
        <svg:desc/>
      </draw:frame>
      <draw:frame draw:id="id54" presentation:style-name="a413" draw:name="Picture Placeholder 2" svg:x="4.6875in" svg:y="0.89236in" svg:width="5.57986in" svg:height="4.40799in" presentation:class="graphic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5" presentation:style-name="a417" draw:name="Text Placeholder 3" svg:x="0.75868in" svg:y="1.86111in" svg:width="3.55556in" svg:height="3.44618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Edit Master text styles</text:span></text:p>
            </text:list-item>
          </text:list>
        </draw:text-box>
        <svg:title/>
        <svg:desc/>
      </draw:frame>
      <draw:frame draw:id="id56" presentation:style-name="a420" draw:name="Date Placeholder 4" svg:x="0.55118in" svg:y="5.64882in" svg:width="2.56811in" svg:height="0.42717in" presentation:class="date-time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7" presentation:style-name="a423" draw:name="Footer Placeholder 5" svg:x="3.77008in" svg:y="5.64882in" svg:width="3.49409in" svg:height="0.42717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58" presentation:style-name="a426" draw:name="Slide Number Placeholder 6" svg:x="7.90394in" svg:y="5.64882in" svg:width="2.56811in" svg:height="0.42717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43">
        <draw:page-thumbnail svg:x="0.58346in" svg:y="0.83583in" svg:width="7.33228in" svg:height="4.12441in" presentation:class="page" draw:id="id5" presentation:style-name="a427" draw:name="Slide Image Placeholder 1">
          <svg:title/>
          <svg:desc/>
        </draw:page-thumbnail>
        <draw:frame draw:id="id6" presentation:style-name="a430" draw:name="Notes Placeholder 2" svg:x="0.85in" svg:y="5.2248in" svg:width="6.79961in" svg:height="4.94961in" presentation:class="notes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7" presentation:style-name="a433" draw:name="Header Placeholder 3" svg:x="0in" svg:y="0in" svg:width="3.68858in" svg:height="0.54961in" presentation:class="head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8" presentation:style-name="a436" draw:name="Date Placeholder 4" svg:x="4.81102in" svg:y="0in" svg:width="3.68858in" svg:height="0.54961in" presentation:class="date-time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9" presentation:style-name="a439" draw:name="Footer Placeholder 5" svg:x="0in" svg:y="10.45in" svg:width="3.68858in" svg:height="0.54961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0" presentation:style-name="a442" draw:name="Slide Number Placeholder 6" svg:x="4.81102in" svg:y="10.45in" svg:width="3.68858in" svg:height="0.54961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4">
      <draw:frame draw:id="id59" presentation:style-name="a448" draw:name="Title 1" svg:x="0.55118in" svg:y="0.24724in" svg:width="9.92087in" svg:height="1.03504in" presentation:class="title" presentation:placeholder="false">
        <draw:text-box>
          <text:p text:style-name="a447" text:class-names="" text:cond-style-name=""><text:span text:style-name="a445" text:class-names="">Click to edit Master title style</text:span><text:span text:style-name="a446" text:class-names=""/></text:p>
        </draw:text-box>
        <svg:title/>
        <svg:desc/>
      </draw:frame>
      <draw:frame draw:id="id60" presentation:style-name="a465" draw:name="Vertical Text Placeholder 2" svg:x="0.55118in" svg:y="1.45079in" svg:width="9.92087in" svg:height="3.59606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Edit Master text styles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Second level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Third level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list text:style-name="a464">
                            <text:list-item>
                              <text:p text:style-name="a463" text:class-names="" text:cond-style-name=""><text:span text:style-name="a461" text:class-names="">Fifth level</text:span><text:span text:style-name="a4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8" draw:name="Date Placeholder 3" svg:x="0.55118in" svg:y="5.64882in" svg:width="2.56811in" svg:height="0.42717in" presentation:class="date-tim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2" presentation:style-name="a471" draw:name="Footer Placeholder 4" svg:x="3.77008in" svg:y="5.64882in" svg:width="3.49409in" svg:height="0.42717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3" presentation:style-name="a474" draw:name="Slide Number Placeholder 5" svg:x="7.90394in" svg:y="5.64882in" svg:width="2.56811in" svg:height="0.42717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491">
        <draw:page-thumbnail svg:x="0.58346in" svg:y="0.83583in" svg:width="7.33228in" svg:height="4.12441in" presentation:class="page" draw:id="id5" presentation:style-name="a475" draw:name="Slide Image Placeholder 1">
          <svg:title/>
          <svg:desc/>
        </draw:page-thumbnail>
        <draw:frame draw:id="id6" presentation:style-name="a478" draw:name="Notes Placeholder 2" svg:x="0.85in" svg:y="5.2248in" svg:width="6.79961in" svg:height="4.94961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7" presentation:style-name="a481" draw:name="Header Placeholder 3" svg:x="0in" svg:y="0in" svg:width="3.68858in" svg:height="0.54961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8" presentation:style-name="a484" draw:name="Date Placeholder 4" svg:x="4.81102in" svg:y="0in" svg:width="3.68858in" svg:height="0.54961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7" draw:name="Footer Placeholder 5" svg:x="0in" svg:y="10.45in" svg:width="3.68858in" svg:height="0.54961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" presentation:style-name="a490" draw:name="Slide Number Placeholder 6" svg:x="4.81102in" svg:y="10.45in" svg:width="3.68858in" svg:height="0.54961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2">
      <draw:frame draw:id="id64" presentation:style-name="a496" draw:name="Vertical Title 1" svg:x="7.99306in" svg:y="0.24653in" svg:width="2.47917in" svg:height="4.80035in" presentation:class="title" presentation:placeholder="false">
        <draw:text-box>
          <text:p text:style-name="a495" text:class-names="" text:cond-style-name=""><text:span text:style-name="a493" text:class-names="">Click to edit Master title style</text:span><text:span text:style-name="a494" text:class-names=""/></text:p>
        </draw:text-box>
        <svg:title/>
        <svg:desc/>
      </draw:frame>
      <draw:frame draw:id="id65" presentation:style-name="a513" draw:name="Vertical Text Placeholder 2" svg:x="0.55035in" svg:y="0.24653in" svg:width="7.27604in" svg:height="4.80035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Edit Master text styles</text:span></text:p>
            </text:list-item>
          </text:list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Second level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p text:style-name="a504" text:class-names="" text:cond-style-name=""><text:span text:style-name="a503" text:class-names="">Third level</text:span></text:p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p text:style-name="a507" text:class-names="" text:cond-style-name=""><text:span text:style-name="a5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09" text:class-names="">Fifth level</text:span><text:span text:style-name="a5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6" draw:name="Date Placeholder 3" svg:x="0.55118in" svg:y="5.64882in" svg:width="2.56811in" svg:height="0.42717in" presentation:class="date-time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7" presentation:style-name="a519" draw:name="Footer Placeholder 4" svg:x="3.77008in" svg:y="5.64882in" svg:width="3.49409in" svg:height="0.42717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68" presentation:style-name="a522" draw:name="Slide Number Placeholder 5" svg:x="7.90394in" svg:y="5.64882in" svg:width="2.56811in" svg:height="0.42717in" presentation:class="page-number" presentation:placeholder="false">
        <draw:text-box>
          <text:p text:style-name="a521" text:class-names="" text:cond-style-name=""><text:span text:style-name="a520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page-thumbnail svg:x="0.58346in" svg:y="0.83583in" svg:width="7.33228in" svg:height="4.12441in" presentation:class="page" draw:id="id5" presentation:style-name="a523" draw:name="Slide Image Placeholder 1">
          <svg:title/>
          <svg:desc/>
        </draw:page-thumbnail>
        <draw:frame draw:id="id6" presentation:style-name="a526" draw:name="Notes Placeholder 2" svg:x="0.85in" svg:y="5.2248in" svg:width="6.79961in" svg:height="4.94961in" presentation:class="notes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7" presentation:style-name="a529" draw:name="Header Placeholder 3" svg:x="0in" svg:y="0in" svg:width="3.68858in" svg:height="0.54961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8" presentation:style-name="a532" draw:name="Date Placeholder 4" svg:x="4.81102in" svg:y="0in" svg:width="3.68858in" svg:height="0.54961in" presentation:class="date-time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9" presentation:style-name="a535" draw:name="Footer Placeholder 5" svg:x="0in" svg:y="10.45in" svg:width="3.68858in" svg:height="0.54961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Slide Number Placeholder 6" svg:x="4.81102in" svg:y="10.45in" svg:width="3.68858in" svg:height="0.54961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0">
      <draw:frame draw:id="id69" presentation:style-name="a543" draw:name="Header Placeholder 1" svg:x="0in" svg:y="0in" svg:width="3.68858in" svg:height="0.54961in" presentation:class="head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0" presentation:style-name="a546" draw:name="Date Placeholder 2" svg:x="4.81102in" svg:y="0in" svg:width="3.68858in" svg:height="0.54961in" presentation:class="date-tim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1" presentation:style-name="a549" draw:name="Footer Placeholder 3" svg:x="0in" svg:y="10.45in" svg:width="3.68858in" svg:height="0.5496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2" presentation:style-name="a552" draw:name="Slide Number Placeholder 4" svg:x="4.81102in" svg:y="10.45in" svg:width="3.68858in" svg:height="0.5496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Dario Lucia</meta:initial-creator>
    <dc:creator>Dario Lucia</dc:creator>
    <meta:creation-date>2023-06-23T19:22:13Z</meta:creation-date>
    <dc:date>2024-01-15T17:19:47Z</dc:date>
    <meta:editing-cycles>7</meta:editing-cycles>
    <meta:editing-duration>PT33087S</meta:editing-duration>
    <meta:document-statistic meta:paragraph-count="52" meta:word-count="113"/>
  </office:meta>
</office:document-meta>
</file>